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54cm"/>
      <style:text-properties style:font-name="Courier New"/>
    </style:style>
    <style:style style:name="P2" style:family="paragraph" style:parent-style-name="Standard">
      <style:paragraph-properties fo:margin-top="0cm" fo:margin-bottom="0.254cm"/>
      <style:text-properties style:font-name="Courier New" fo:language="en" fo:country="US" style:font-name-complex="Arial1"/>
    </style:style>
    <style:style style:name="T1" style:family="text">
      <style:text-properties style:font-name-asian="Arial1"/>
    </style:style>
    <style:style style:name="T2" style:family="text">
      <style:text-properties style:font-name="Arial1"/>
    </style:style>
    <style:style style:name="T3" style:family="text">
      <style:text-properties style:font-name="Arial1" fo:language="en" fo:country="US" style:font-name-asian="Arial1" style:font-name-complex="Arial1"/>
    </style:style>
    <style:style style:name="T4" style:family="text">
      <style:text-properties style:font-name="Arial1" fo:language="en" fo:country="US" style:font-name-complex="Arial1"/>
    </style:style>
    <style:style style:name="T5" style:family="text">
      <style:text-properties style:font-name="Arial1" style:font-name-asian="Arial1"/>
    </style:style>
    <style:style style:name="T6" style:family="text">
      <style:text-properties fo:language="en" fo:country="US" style:font-name-asian="Arial1" style:font-name-complex="Arial1"/>
    </style:style>
    <style:style style:name="T7" style:family="text">
      <style:text-properties fo:language="en" fo:country="US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ifal<text:span text:style-name="T1"> </text:span>was<text:span text:style-name="T1"> </text:span>standing<text:span text:style-name="T1"> </text:span>on<text:span text:style-name="T1"> </text:span>the<text:span text:style-name="T1"> </text:span>docks,<text:span text:style-name="T1"> </text:span>watching<text:span text:style-name="T1"> </text:span>the<text:span text:style-name="T1"> </text:span>good<text:span text:style-name="T1"> </text:span>ship<text:span text:style-name="T1"> </text:span>Autania<text:span text:style-name="T1"> </text:span>as<text:span text:style-name="T1"> </text:span>it<text:span text:style-name="T1"> </text:span>gracefully<text:span text:style-name="T1"> </text:span>waded<text:span text:style-name="T1"> </text:span>through<text:span text:style-name="T1"> </text:span>the<text:span text:style-name="T1"> </text:span>peaceful<text:span text:style-name="T1"> </text:span>waters<text:span text:style-name="T1"> </text:span>of<text:span text:style-name="T1"> </text:span>Hobb<text:span text:style-name="T1">’</text:span>s<text:span text:style-name="T1"> </text:span>Bay;<text:span text:style-name="T1"> </text:span>the<text:span text:style-name="T1"> </text:span>wind<text:span text:style-name="T1"> </text:span>was<text:span text:style-name="T1"> </text:span>at<text:span text:style-name="T1"> </text:span>her<text:span text:style-name="T1"> </text:span>stern,<text:span text:style-name="T1"> </text:span>her<text:span text:style-name="T1"> </text:span>sails<text:span text:style-name="T1"> </text:span>full.<text:span text:style-name="T1"> </text:span>She<text:span text:style-name="T1"> </text:span>was<text:span text:style-name="T1"> </text:span>making<text:span text:style-name="T1"> </text:span>good<text:span text:style-name="T1"> </text:span>speed.</text:p>
      <text:p text:style-name="P1"><text:span text:style-name="T6">“</text:span><text:span text:style-name="T7">I</text:span><text:span text:style-name="T6"> </text:span><text:span text:style-name="T7">hope</text:span><text:span text:style-name="T6"> </text:span><text:span text:style-name="T7">the</text:span><text:span text:style-name="T6"> </text:span><text:span text:style-name="T7">damn</text:span><text:span text:style-name="T6"> </text:span><text:span text:style-name="T7">thing</text:span><text:span text:style-name="T6"> </text:span><text:span text:style-name="T7">sinks</text:span><text:span text:style-name="T6"> </text:span><text:span text:style-name="T7">and</text:span><text:span text:style-name="T6"> </text:span><text:span text:style-name="T7">they</text:span><text:span text:style-name="T6"> </text:span><text:span text:style-name="T7">all</text:span><text:span text:style-name="T6"> </text:span><text:span text:style-name="T7">drown,</text:span><text:span text:style-name="T6">” </text:span><text:span text:style-name="T7">said</text:span><text:span text:style-name="T6"> </text:span><text:span text:style-name="T7">Parcifal</text:span><text:span text:style-name="T6"> </text:span><text:span text:style-name="T7">with</text:span><text:span text:style-name="T6"> </text:span><text:span text:style-name="T7">a</text:span><text:span text:style-name="T6"> </text:span><text:span text:style-name="T7">deep</text:span><text:span text:style-name="T6"> </text:span><text:span text:style-name="T7">scowl</text:span><text:span text:style-name="T6"> </text:span><text:span text:style-name="T7">on</text:span><text:span text:style-name="T6"> </text:span><text:span text:style-name="T7">her</text:span><text:span text:style-name="T6"> </text:span><text:span text:style-name="T7">proud</text:span><text:span text:style-name="T6"> </text:span><text:span text:style-name="T7">face.</text:span><text:span text:style-name="T6"> </text:span><text:span text:style-name="T7">Behind</text:span><text:span text:style-name="T6"> </text:span><text:span text:style-name="T7">her,</text:span><text:span text:style-name="T6"> </text:span><text:span text:style-name="T7">the</text:span><text:span text:style-name="T6"> </text:span><text:span text:style-name="T7">small</text:span><text:span text:style-name="T6"> </text:span><text:span text:style-name="T7">harbor</text:span><text:span text:style-name="T6"> </text:span><text:span text:style-name="T7">was</text:span><text:span text:style-name="T6"> </text:span><text:span text:style-name="T7">settling</text:span><text:span text:style-name="T6"> </text:span><text:span text:style-name="T7">into</text:span><text:span text:style-name="T6"> </text:span><text:span text:style-name="T7">its</text:span><text:span text:style-name="T6"> </text:span><text:span text:style-name="T7">nightly</text:span><text:span text:style-name="T6"> </text:span><text:span text:style-name="T7">rhythm.</text:span><text:span text:style-name="T6"> </text:span><text:span text:style-name="T7">Rowdy</text:span><text:span text:style-name="T6"> </text:span><text:span text:style-name="T7">sailors</text:span><text:span text:style-name="T6"> </text:span><text:span text:style-name="T7">were</text:span><text:span text:style-name="T6"> </text:span><text:span text:style-name="T7">looking</text:span><text:span text:style-name="T6"> </text:span><text:span text:style-name="T7">for</text:span><text:span text:style-name="T6"> </text:span><text:span text:style-name="T7">the</text:span><text:span text:style-name="T6"> </text:span><text:span text:style-name="T7">next</text:span><text:span text:style-name="T6"> </text:span><text:span text:style-name="T7">tavern</text:span><text:span text:style-name="T6"> </text:span><text:span text:style-name="T7">in</text:span><text:span text:style-name="T6"> </text:span><text:span text:style-name="T7">line</text:span><text:span text:style-name="T6"> </text:span><text:span text:style-name="T7">to</text:span><text:span text:style-name="T6"> </text:span><text:span text:style-name="T7">get</text:span><text:span text:style-name="T6"> </text:span><text:span text:style-name="T7">drunk</text:span><text:span text:style-name="T6"> </text:span><text:span text:style-name="T7">and</text:span><text:span text:style-name="T6"> </text:span><text:span text:style-name="T7">have</text:span><text:span text:style-name="T6"> </text:span><text:span text:style-name="T7">a</text:span><text:span text:style-name="T6"> </text:span><text:span text:style-name="T7">brawl,</text:span><text:span text:style-name="T6"> </text:span><text:span text:style-name="T7">the</text:span><text:span text:style-name="T6"> </text:span><text:span text:style-name="T7">traders</text:span><text:span text:style-name="T6"> </text:span><text:span text:style-name="T7">were</text:span><text:span text:style-name="T6"> </text:span><text:span text:style-name="T7">finishing</text:span><text:span text:style-name="T6"> </text:span><text:span text:style-name="T7">up</text:span><text:span text:style-name="T6"> </text:span><text:span text:style-name="T7">their</text:span><text:span text:style-name="T6"> </text:span><text:span text:style-name="T7">business</text:span><text:span text:style-name="T6"> </text:span><text:span text:style-name="T7">with</text:span><text:span text:style-name="T6"> </text:span><text:span text:style-name="T7">shady-looking</text:span><text:span text:style-name="T6"> </text:span><text:span text:style-name="T7">characters</text:span><text:span text:style-name="T6"> </text:span><text:span text:style-name="T7">and</text:span><text:span text:style-name="T6"> </text:span><text:span text:style-name="T7">the</text:span><text:span text:style-name="T6"> </text:span><text:span text:style-name="T7">fishermen</text:span><text:span text:style-name="T6"> </text:span><text:span text:style-name="T7">were</text:span><text:span text:style-name="T6"> </text:span><text:span text:style-name="T7">readying</text:span><text:span text:style-name="T6"> </text:span><text:span text:style-name="T7">their</text:span><text:span text:style-name="T6"> </text:span><text:span text:style-name="T7">nets</text:span><text:span text:style-name="T6"> </text:span><text:span text:style-name="T7">for</text:span><text:span text:style-name="T6"> </text:span><text:span text:style-name="T7">the</text:span><text:span text:style-name="T6"> </text:span><text:span text:style-name="T7">break</text:span><text:span text:style-name="T6"> </text:span><text:span text:style-name="T7">of</text:span><text:span text:style-name="T6"> </text:span><text:span text:style-name="T7">dawn</text:span><text:span text:style-name="T6"> </text:span><text:span text:style-name="T7">and</text:span><text:span text:style-name="T6"> </text:span><text:span text:style-name="T7">their</text:span><text:span text:style-name="T6"> </text:span><text:span text:style-name="T7">next</text:span><text:span text:style-name="T6"> </text:span><text:span text:style-name="T7">catch.</text:span></text:p>
      <text:p text:style-name="P2">Lernea<text:span text:style-name="T1"> </text:span>was<text:span text:style-name="T1"> </text:span>sitting<text:span text:style-name="T1"> </text:span>right<text:span text:style-name="T1"> </text:span>beside<text:span text:style-name="T1"> </text:span>her<text:span text:style-name="T1"> </text:span>on<text:span text:style-name="T1"> </text:span>the<text:span text:style-name="T1"> </text:span>stony<text:span text:style-name="T1"> </text:span>pier,<text:span text:style-name="T1"> </text:span>her<text:span text:style-name="T1"> </text:span>naked<text:span text:style-name="T1"> </text:span>feet<text:span text:style-name="T1"> </text:span>dangling<text:span text:style-name="T1"> </text:span>in<text:span text:style-name="T1"> </text:span>the<text:span text:style-name="T1"> </text:span>water.<text:span text:style-name="T1"> </text:span>She<text:span text:style-name="T1"> </text:span>asked<text:span text:style-name="T1"> </text:span>Parcifal<text:span text:style-name="T1"> </text:span>with<text:span text:style-name="T1"> </text:span>a<text:span text:style-name="T1"> </text:span>look<text:span text:style-name="T1"> </text:span>of<text:span text:style-name="T1"> </text:span>tempered<text:span text:style-name="T1"> </text:span>sadness:</text:p>
      <text:p text:style-name="P1"><text:span text:style-name="T6">“</text:span><text:span text:style-name="T7">Does</text:span><text:span text:style-name="T6"> </text:span><text:span text:style-name="T7">that</text:span><text:span text:style-name="T6"> </text:span><text:span text:style-name="T7">mean</text:span><text:span text:style-name="T6"> </text:span><text:span text:style-name="T7">we</text:span><text:span text:style-name="T6"> </text:span><text:span text:style-name="T7">can</text:span><text:span text:style-name="T6">’</text:span><text:span text:style-name="T7">t</text:span><text:span text:style-name="T6"> </text:span><text:span text:style-name="T7">go</text:span><text:span text:style-name="T6"> </text:span><text:span text:style-name="T7">back?</text:span><text:span text:style-name="T6">”</text:span></text:p>
      <text:p text:style-name="P1"><text:span text:style-name="T6">“</text:span><text:span text:style-name="T7">No,</text:span><text:span text:style-name="T6"> </text:span><text:span text:style-name="T7">we</text:span><text:span text:style-name="T6"> </text:span><text:span text:style-name="T7">can</text:span><text:span text:style-name="T6">’</text:span><text:span text:style-name="T7">t</text:span><text:span text:style-name="T6"> </text:span><text:span text:style-name="T7">go</text:span><text:span text:style-name="T6"> </text:span><text:span text:style-name="T7">back</text:span><text:span text:style-name="T6"> </text:span><text:span text:style-name="T7">Lernea,</text:span><text:span text:style-name="T6">” </text:span><text:span text:style-name="T7">replied</text:span><text:span text:style-name="T6"> </text:span><text:span text:style-name="T7">Parcifal</text:span><text:span text:style-name="T6"> </text:span><text:span text:style-name="T7">with</text:span><text:span text:style-name="T6"> </text:span><text:span text:style-name="T7">a</text:span><text:span text:style-name="T6"> </text:span><text:span text:style-name="T7">sigh</text:span><text:span text:style-name="T6"> </text:span><text:span text:style-name="T7">and</text:span><text:span text:style-name="T6"> </text:span><text:span text:style-name="T7">a</text:span><text:span text:style-name="T6"> </text:span><text:span text:style-name="T7">shook</text:span><text:span text:style-name="T6"> </text:span><text:span text:style-name="T7">her</text:span><text:span text:style-name="T6"> </text:span><text:span text:style-name="T7">head.</text:span><text:span text:style-name="T6"> </text:span><text:span text:style-name="T7">Her</text:span><text:span text:style-name="T6"> </text:span><text:span text:style-name="T7">piercing</text:span><text:span text:style-name="T6"> </text:span><text:span text:style-name="T7">hazel</text:span><text:span text:style-name="T6"> </text:span><text:span text:style-name="T7">eyes</text:span><text:span text:style-name="T6"> </text:span><text:span text:style-name="T7">were</text:span><text:span text:style-name="T6"> </text:span><text:span text:style-name="T7">stuck</text:span><text:span text:style-name="T6"> </text:span><text:span text:style-name="T7">gazing</text:span><text:span text:style-name="T6"> </text:span><text:span text:style-name="T7">somewhere</text:span><text:span text:style-name="T6"> </text:span><text:span text:style-name="T7">beyond</text:span><text:span text:style-name="T6"> </text:span><text:span text:style-name="T7">the</text:span><text:span text:style-name="T6"> </text:span><text:span text:style-name="T7">rosy-red</text:span><text:span text:style-name="T6"> </text:span><text:span text:style-name="T7">horizon,</text:span><text:span text:style-name="T6"> </text:span><text:span text:style-name="T7">fiddling</text:span><text:span text:style-name="T6"> </text:span><text:span text:style-name="T7">with</text:span><text:span text:style-name="T6"> </text:span><text:span text:style-name="T7">her</text:span><text:span text:style-name="T6"> </text:span><text:span text:style-name="T7">cropped</text:span><text:span text:style-name="T6"> </text:span><text:span text:style-name="T7">red</text:span><text:span text:style-name="T6"> </text:span><text:span text:style-name="T7">hair.</text:span></text:p>
      <text:p text:style-name="P2">Lernea<text:span text:style-name="T1"> </text:span>nodded<text:span text:style-name="T1"> </text:span>with<text:span text:style-name="T1"> </text:span>understanding<text:span text:style-name="T1"> </text:span>and<text:span text:style-name="T1"> </text:span>raised<text:span text:style-name="T1"> </text:span>an<text:span text:style-name="T1"> </text:span>eyebrow.<text:span text:style-name="T1"> </text:span>She<text:span text:style-name="T1"> </text:span>noticed<text:span text:style-name="T1"> </text:span>Parcifal<text:span text:style-name="T1"> </text:span>had<text:span text:style-name="T1"> </text:span>an<text:span text:style-name="T1"> </text:span>angry,<text:span text:style-name="T1"> </text:span>bothersome<text:span text:style-name="T1"> </text:span>look<text:span text:style-name="T1"> </text:span>about<text:span text:style-name="T1"> </text:span>her<text:span text:style-name="T1"> </text:span>and<text:span text:style-name="T1"> </text:span>knew<text:span text:style-name="T1"> </text:span>her<text:span text:style-name="T1"> </text:span>timing<text:span text:style-name="T1"> </text:span>was<text:span text:style-name="T1"> </text:span>off.<text:span text:style-name="T1"> </text:span>But<text:span text:style-name="T1"> </text:span>she<text:span text:style-name="T1"> </text:span>had<text:span text:style-name="T1"> </text:span>to<text:span text:style-name="T1"> </text:span>ask<text:span text:style-name="T1"> </text:span>her<text:span text:style-name="T1"> </text:span>anyway:</text:p>
      <text:p text:style-name="P1"><text:span text:style-name="T6">“</text:span><text:span text:style-name="T7">Not</text:span><text:span text:style-name="T6"> </text:span><text:span text:style-name="T7">ever?</text:span><text:span text:style-name="T6">”</text:span></text:p>
      <text:p text:style-name="P2">Parcifal<text:span text:style-name="T1"> </text:span>turned<text:span text:style-name="T1"> </text:span>her<text:span text:style-name="T1"> </text:span>head<text:span text:style-name="T1"> </text:span>slowly<text:span text:style-name="T1"> </text:span>around<text:span text:style-name="T1"> </text:span>and<text:span text:style-name="T1"> </text:span>stabbed<text:span text:style-name="T1"> </text:span>Lernea<text:span text:style-name="T1"> </text:span>with<text:span text:style-name="T1"> </text:span>a<text:span text:style-name="T1"> </text:span>fierce<text:span text:style-name="T1"> </text:span>look<text:span text:style-name="T1"> </text:span>before<text:span text:style-name="T1"> </text:span>answering<text:span text:style-name="T1"> </text:span>coldly:</text:p>
      <text:p text:style-name="P1"><text:span text:style-name="T6">“</text:span><text:span text:style-name="T7">Not</text:span><text:span text:style-name="T6"> </text:span><text:span text:style-name="T7">as</text:span><text:span text:style-name="T6"> </text:span><text:span text:style-name="T7">long</text:span><text:span text:style-name="T6"> </text:span><text:span text:style-name="T7">as</text:span><text:span text:style-name="T6"> </text:span><text:span text:style-name="T7">the</text:span><text:span text:style-name="T6"> </text:span><text:span text:style-name="T7">Jangdrivals</text:span><text:span text:style-name="T6"> </text:span><text:span text:style-name="T7">are</text:span><text:span text:style-name="T6"> </text:span><text:span text:style-name="T7">in</text:span><text:span text:style-name="T6"> </text:span><text:span text:style-name="T7">power</text:span><text:span text:style-name="T6"> </text:span><text:span text:style-name="T7">and</text:span><text:span text:style-name="T6"> </text:span><text:span text:style-name="T7">the</text:span><text:span text:style-name="T6"> </text:span><text:span text:style-name="T7">Unseen</text:span><text:span text:style-name="T6"> </text:span><text:span text:style-name="T7">Council</text:span><text:span text:style-name="T6"> </text:span><text:span text:style-name="T7">remains</text:span><text:span text:style-name="T6"> </text:span><text:span text:style-name="T7">in</text:span><text:span text:style-name="T6"> </text:span><text:span text:style-name="T7">place,</text:span><text:span text:style-name="T6"> </text:span><text:span text:style-name="T7">not</text:span><text:span text:style-name="T6"> </text:span><text:span text:style-name="T7">while</text:span><text:span text:style-name="T6"> </text:span><text:span text:style-name="T7">the</text:span><text:span text:style-name="T6"> </text:span><text:span text:style-name="T7">Eleven</text:span><text:span text:style-name="T6"> </text:span><text:span text:style-name="T7">Pillars</text:span><text:span text:style-name="T6"> </text:span><text:span text:style-name="T7">stand</text:span><text:span text:style-name="T6"> </text:span><text:span text:style-name="T7">and</text:span><text:span text:style-name="T6"> </text:span><text:span text:style-name="T7">the</text:span><text:span text:style-name="T6"> </text:span><text:span text:style-name="T7">Noble</text:span><text:span text:style-name="T6"> </text:span><text:span text:style-name="T7">Eagles</text:span><text:span text:style-name="T6"> </text:span><text:span text:style-name="T7">fly</text:span><text:span text:style-name="T6"> </text:span><text:span text:style-name="T7">above</text:span><text:span text:style-name="T6"> </text:span><text:span text:style-name="T7">the</text:span><text:span text:style-name="T6"> </text:span><text:span text:style-name="T7">Skarlas,</text:span><text:span text:style-name="T6"> </text:span><text:span text:style-name="T7">no.</text:span><text:span text:style-name="T6">” </text:span><text:span text:style-name="T7">Her</text:span><text:span text:style-name="T6"> </text:span><text:span text:style-name="T7">tone</text:span><text:span text:style-name="T6"> </text:span><text:span text:style-name="T7">was</text:span><text:span text:style-name="T6"> </text:span><text:span text:style-name="T7">harsh,</text:span><text:span text:style-name="T6"> </text:span><text:span text:style-name="T7">unerringly</text:span><text:span text:style-name="T6"> </text:span><text:span text:style-name="T7">final.</text:span></text:p>
      <text:p text:style-name="P2">Lernea<text:span text:style-name="T1"> </text:span>put<text:span text:style-name="T1"> </text:span>a<text:span text:style-name="T1"> </text:span>finger<text:span text:style-name="T1"> </text:span>on<text:span text:style-name="T1"> </text:span>her<text:span text:style-name="T1"> </text:span>lip<text:span text:style-name="T1"> </text:span>and<text:span text:style-name="T1"> </text:span>spent<text:span text:style-name="T1"> </text:span>a<text:span text:style-name="T1"> </text:span>few<text:span text:style-name="T1"> </text:span>moments<text:span text:style-name="T1"> </text:span>playing<text:span text:style-name="T1"> </text:span>with<text:span text:style-name="T1"> </text:span>a<text:span text:style-name="T1"> </text:span>lock<text:span text:style-name="T1"> </text:span>of<text:span text:style-name="T1"> </text:span>her<text:span text:style-name="T1"> </text:span>long,<text:span text:style-name="T1"> </text:span>brown<text:span text:style-name="T1"> </text:span>hair.<text:span text:style-name="T1"> </text:span>She<text:span text:style-name="T1"> </text:span>then<text:span text:style-name="T1"> </text:span>frowned<text:span text:style-name="T1"> </text:span>from<text:span text:style-name="T1"> </text:span>frustration<text:span text:style-name="T1"> </text:span>and<text:span text:style-name="T1"> </text:span>asked<text:span text:style-name="T1"> </text:span>her<text:span text:style-name="T1"> </text:span>sister<text:span text:style-name="T1"> </text:span>once<text:span text:style-name="T1"> </text:span>more:</text:p>
      <text:p text:style-name="P1"><text:span text:style-name="T6">“</text:span><text:span text:style-name="T7">Is</text:span><text:span text:style-name="T6"> </text:span><text:span text:style-name="T7">that</text:span><text:span text:style-name="T6"> </text:span><text:span text:style-name="T7">never</text:span><text:span text:style-name="T6"> </text:span><text:span text:style-name="T7">ever,</text:span><text:span text:style-name="T6"> </text:span><text:span text:style-name="T7">or</text:span><text:span text:style-name="T6"> </text:span><text:span text:style-name="T7">really</text:span><text:span text:style-name="T6"> </text:span><text:span text:style-name="T7">just</text:span><text:span text:style-name="T6"> </text:span><text:span text:style-name="T7">a</text:span><text:span text:style-name="T6"> </text:span><text:span text:style-name="T7">long</text:span><text:span text:style-name="T6"> </text:span><text:span text:style-name="T7">time?</text:span><text:span text:style-name="T6">”</text:span></text:p>
      <text:p text:style-name="P1"><text:span text:style-name="T6">“</text:span><text:span text:style-name="T7">You</text:span><text:span text:style-name="T6"> </text:span><text:span text:style-name="T7">vex</text:span><text:span text:style-name="T6"> </text:span><text:span text:style-name="T7">me,</text:span><text:span text:style-name="T6"> </text:span><text:span text:style-name="T7">sister.</text:span><text:span text:style-name="T6"> </text:span><text:span text:style-name="T7">Never</text:span><text:span text:style-name="T6"> </text:span><text:span text:style-name="T7">means</text:span><text:span text:style-name="T6"> </text:span><text:span text:style-name="T7">never,</text:span><text:span text:style-name="T6">” </text:span><text:span text:style-name="T7">said</text:span><text:span text:style-name="T6"> </text:span><text:span text:style-name="T7">Parcifal</text:span><text:span text:style-name="T6"> </text:span><text:span text:style-name="T7">dryly.</text:span></text:p>
      <text:p text:style-name="P1"><text:span text:style-name="T6">“</text:span><text:span text:style-name="T7">Well,</text:span><text:span text:style-name="T6"> </text:span><text:span text:style-name="T7">didn</text:span><text:span text:style-name="T6">’</text:span><text:span text:style-name="T7">t</text:span><text:span text:style-name="T6"> </text:span><text:span text:style-name="T7">master</text:span><text:span text:style-name="T6"> </text:span><text:span text:style-name="T7">Sisyphus</text:span><text:span text:style-name="T6"> </text:span><text:span text:style-name="T7">always</text:span><text:span text:style-name="T6"> </text:span><text:span text:style-name="T7">say,</text:span><text:span text:style-name="T6"> ‘</text:span><text:span text:style-name="T7">never</text:span><text:span text:style-name="T6"> </text:span><text:span text:style-name="T7">say</text:span><text:span text:style-name="T6"> </text:span><text:span text:style-name="T7">never</text:span><text:span text:style-name="T6">’</text:span><text:span text:style-name="T7">?</text:span><text:span text:style-name="T6">” </text:span><text:span text:style-name="T7">replied</text:span><text:span text:style-name="T6"> </text:span><text:span text:style-name="T7">Lernea</text:span><text:span text:style-name="T6"> </text:span><text:span text:style-name="T7">with</text:span><text:span text:style-name="T6"> </text:span><text:span text:style-name="T7">a</text:span><text:span text:style-name="T6"> </text:span><text:span text:style-name="T7">hesitant</text:span><text:span text:style-name="T6"> </text:span><text:span text:style-name="T7">smile</text:span><text:span text:style-name="T6"> </text:span><text:span text:style-name="T7">creeping</text:span><text:span text:style-name="T6"> </text:span><text:span text:style-name="T7">up</text:span><text:span text:style-name="T6"> </text:span><text:span text:style-name="T7">on</text:span><text:span text:style-name="T6"> </text:span><text:span text:style-name="T7">her</text:span><text:span text:style-name="T6"> </text:span><text:span text:style-name="T7">lip.</text:span><text:span text:style-name="T6"> </text:span><text:span text:style-name="T7">Parcifal</text:span><text:span text:style-name="T6">’</text:span><text:span text:style-name="T7">s</text:span><text:span text:style-name="T6"> </text:span><text:span text:style-name="T7">visage</text:span><text:span text:style-name="T6"> </text:span><text:span text:style-name="T7">turned</text:span><text:span text:style-name="T6"> </text:span><text:span text:style-name="T7">suddenly</text:span><text:span text:style-name="T6"> </text:span><text:span text:style-name="T7">sorrowful,</text:span><text:span text:style-name="T6"> </text:span><text:span text:style-name="T7">like</text:span><text:span text:style-name="T6"> </text:span><text:span text:style-name="T7">a</text:span><text:span text:style-name="T6"> </text:span><text:span text:style-name="T7">noble,</text:span><text:span text:style-name="T6"> </text:span><text:span text:style-name="T7">sleek</text:span><text:span text:style-name="T6"> </text:span><text:span text:style-name="T7">and</text:span><text:span text:style-name="T6"> </text:span><text:span text:style-name="T7">gray</text:span><text:span text:style-name="T6"> </text:span><text:span text:style-name="T7">statue</text:span><text:span text:style-name="T6"> </text:span><text:span text:style-name="T7">in</text:span><text:span text:style-name="T6"> </text:span><text:span text:style-name="T7">the</text:span><text:span text:style-name="T6"> </text:span><text:span text:style-name="T7">palace</text:span><text:span text:style-name="T6"> </text:span><text:span text:style-name="T7">grounds</text:span><text:span text:style-name="T6"> </text:span><text:span text:style-name="T7">they</text:span><text:span text:style-name="T6"> </text:span><text:span text:style-name="T7">would</text:span><text:span text:style-name="T6"> </text:span><text:span text:style-name="T7">never</text:span><text:span text:style-name="T6"> </text:span><text:span text:style-name="T7">see</text:span><text:span text:style-name="T6"> </text:span><text:span text:style-name="T7">again.</text:span></text:p>
      <text:p text:style-name="P1"><text:span text:style-name="T6">“</text:span><text:span text:style-name="T7">Master</text:span><text:span text:style-name="T6"> </text:span><text:span text:style-name="T7">Sisyphus</text:span><text:span text:style-name="T6"> </text:span><text:span text:style-name="T7">is</text:span><text:span text:style-name="T6"> </text:span><text:span text:style-name="T7">dead,</text:span><text:span text:style-name="T6"> </text:span><text:span text:style-name="T7">Lernea.</text:span><text:span text:style-name="T6">”</text:span></text:p>
      <text:p text:style-name="P1"><text:span text:style-name="T6">“</text:span><text:span text:style-name="T7">That</text:span><text:span text:style-name="T6"> </text:span><text:span text:style-name="T7">doesn</text:span><text:span text:style-name="T6">’</text:span><text:span text:style-name="T7">t</text:span><text:span text:style-name="T6"> </text:span><text:span text:style-name="T7">mean</text:span><text:span text:style-name="T6"> </text:span><text:span text:style-name="T7">he</text:span><text:span text:style-name="T6"> </text:span><text:span text:style-name="T7">was</text:span><text:span text:style-name="T6"> </text:span><text:span text:style-name="T7">wrong,</text:span><text:span text:style-name="T6"> </text:span><text:span text:style-name="T7">though.</text:span><text:span text:style-name="T6"> </text:span><text:span text:style-name="T7">Never</text:span><text:span text:style-name="T6"> </text:span><text:span text:style-name="T7">is</text:span><text:span text:style-name="T6"> </text:span><text:span text:style-name="T7">such</text:span><text:span text:style-name="T6"> </text:span><text:span text:style-name="T7">a</text:span><text:span text:style-name="T6"> </text:span><text:span text:style-name="T7">final</text:span><text:span text:style-name="T6"> </text:span><text:span text:style-name="T7">word,</text:span><text:span text:style-name="T6"> </text:span><text:span text:style-name="T7">you</text:span><text:span text:style-name="T6"> </text:span><text:span text:style-name="T7">know?</text:span><text:span text:style-name="T6">” </text:span><text:span text:style-name="T7">retorted</text:span><text:span text:style-name="T6"> </text:span><text:span text:style-name="T7">Lernea</text:span><text:span text:style-name="T6"> </text:span><text:span text:style-name="T7">and</text:span><text:span text:style-name="T6"> </text:span><text:span text:style-name="T7">stood</text:span><text:span text:style-name="T6"> </text:span><text:span text:style-name="T7">upright</text:span><text:span text:style-name="T6"> </text:span><text:span text:style-name="T7">on</text:span><text:span text:style-name="T6"> </text:span><text:span text:style-name="T7">her</text:span><text:span text:style-name="T6"> </text:span><text:span text:style-name="T7">toes,</text:span><text:span text:style-name="T6"> </text:span><text:span text:style-name="T7">with</text:span><text:span text:style-name="T6"> </text:span><text:span text:style-name="T7">hands</text:span><text:span text:style-name="T6"> </text:span><text:span text:style-name="T7">on</text:span><text:span text:style-name="T6"> </text:span><text:span text:style-name="T7">her</text:span><text:span text:style-name="T6"> </text:span><text:span text:style-name="T7">waist.</text:span><text:span text:style-name="T6"> </text:span><text:span text:style-name="T7">She</text:span><text:span text:style-name="T6"> </text:span><text:span text:style-name="T7">faced</text:span><text:span text:style-name="T6"> </text:span><text:span text:style-name="T7">her</text:span><text:span text:style-name="T6"> </text:span><text:span text:style-name="T7">sister</text:span><text:span text:style-name="T6"> </text:span><text:span text:style-name="T7">with</text:span><text:span text:style-name="T6"> </text:span><text:span text:style-name="T7">a</text:span><text:span text:style-name="T6"> </text:span><text:span text:style-name="T7">bright</text:span><text:span text:style-name="T6"> </text:span><text:span text:style-name="T7">smile</text:span><text:span text:style-name="T6"> </text:span><text:span text:style-name="T7">full</text:span><text:span text:style-name="T6"> </text:span><text:span text:style-name="T7">of</text:span><text:span text:style-name="T6"> </text:span><text:span text:style-name="T7">optimism</text:span><text:span text:style-name="T6"> </text:span><text:span text:style-name="T7">which</text:span><text:span text:style-name="T6"> </text:span><text:span text:style-name="T7">Parcifal</text:span><text:span text:style-name="T6"> </text:span><text:span text:style-name="T7">clearly</text:span><text:span text:style-name="T6"> </text:span><text:span text:style-name="T7">did</text:span><text:span text:style-name="T6"> </text:span><text:span text:style-name="T7">not</text:span><text:span text:style-name="T6"> </text:span><text:span text:style-name="T7">share.</text:span><text:span text:style-name="T6"> </text:span><text:span text:style-name="T7">Her</text:span><text:span text:style-name="T6"> </text:span><text:span text:style-name="T7">sister</text:span><text:span text:style-name="T6">’</text:span><text:span text:style-name="T7">s</text:span><text:span text:style-name="T6"> </text:span><text:span text:style-name="T7">attitude</text:span><text:span text:style-name="T6"> </text:span><text:span text:style-name="T7">made</text:span><text:span text:style-name="T6"> </text:span><text:span text:style-name="T7">Parcifal</text:span><text:span text:style-name="T6">’</text:span><text:span text:style-name="T7">s</text:span><text:span text:style-name="T6"> </text:span><text:span text:style-name="T7">sadness</text:span><text:span text:style-name="T6"> </text:span><text:span text:style-name="T7">turn</text:span><text:span text:style-name="T6"> </text:span><text:span text:style-name="T7">into</text:span><text:span text:style-name="T6"> </text:span><text:span text:style-name="T7">barely</text:span><text:span text:style-name="T6"> </text:span><text:span text:style-name="T7">suppressed</text:span><text:span text:style-name="T6"> </text:span><text:span text:style-name="T7">anger</text:span><text:span text:style-name="T6"> </text:span><text:span text:style-name="T7">at</text:span><text:span text:style-name="T6"> </text:span><text:span text:style-name="T7">Lernea</text:span><text:span text:style-name="T6">’</text:span><text:span text:style-name="T7">s</text:span><text:span text:style-name="T6"> </text:span><text:span text:style-name="T7">persistence</text:span><text:span text:style-name="T6"> </text:span><text:span text:style-name="T7">to</text:span><text:span text:style-name="T6"> </text:span><text:span text:style-name="T7">face</text:span><text:span text:style-name="T6"> </text:span><text:span text:style-name="T7">their</text:span><text:span text:style-name="T6"> </text:span><text:span text:style-name="T7">new</text:span><text:span text:style-name="T6"> </text:span><text:span text:style-name="T7">reality.</text:span></text:p>
      <text:p text:style-name="P1"><text:soft-page-break/><text:span text:style-name="T6">“</text:span><text:span text:style-name="T7">Get</text:span><text:span text:style-name="T6"> </text:span><text:span text:style-name="T7">it</text:span><text:span text:style-name="T6"> </text:span><text:span text:style-name="T7">right</text:span><text:span text:style-name="T6"> </text:span><text:span text:style-name="T7">in</text:span><text:span text:style-name="T6"> </text:span><text:span text:style-name="T7">that</text:span><text:span text:style-name="T6"> </text:span><text:span text:style-name="T7">little</text:span><text:span text:style-name="T6"> </text:span><text:span text:style-name="T7">thick</text:span><text:span text:style-name="T6"> </text:span><text:span text:style-name="T7">skull</text:span><text:span text:style-name="T6"> </text:span><text:span text:style-name="T7">of</text:span><text:span text:style-name="T6"> </text:span><text:span text:style-name="T7">yours,</text:span><text:span text:style-name="T6"> </text:span><text:span text:style-name="T7">Lernea.</text:span><text:span text:style-name="T6"> </text:span><text:span text:style-name="T7">We</text:span><text:span text:style-name="T6"> </text:span><text:span text:style-name="T7">are,</text:span><text:span text:style-name="T6"> </text:span><text:span text:style-name="T7">never,</text:span><text:span text:style-name="T6"> </text:span><text:span text:style-name="T7">going,</text:span><text:span text:style-name="T6"> </text:span><text:span text:style-name="T7">back,</text:span><text:span text:style-name="T6"> </text:span><text:span text:style-name="T7">to,</text:span><text:span text:style-name="T6"> </text:span><text:span text:style-name="T7">Nomos.</text:span><text:span text:style-name="T6"> </text:span><text:span text:style-name="T7">Never!</text:span><text:span text:style-name="T6">” </text:span><text:span text:style-name="T7">she</text:span><text:span text:style-name="T6"> </text:span><text:span text:style-name="T7">shouted,</text:span><text:span text:style-name="T6"> </text:span><text:span text:style-name="T7">a</text:span><text:span text:style-name="T6"> </text:span><text:span text:style-name="T7">lone</text:span><text:span text:style-name="T6"> </text:span><text:span text:style-name="T7">finger</text:span><text:span text:style-name="T6"> </text:span><text:span text:style-name="T7">rapping</text:span><text:span text:style-name="T6"> </text:span><text:span text:style-name="T7">at</text:span><text:span text:style-name="T6"> </text:span><text:span text:style-name="T7">Lernea</text:span><text:span text:style-name="T6">’</text:span><text:span text:style-name="T7">s</text:span><text:span text:style-name="T6"> </text:span><text:span text:style-name="T7">breastplate</text:span><text:span text:style-name="T6"> </text:span><text:span text:style-name="T7">with</text:span><text:span text:style-name="T6"> </text:span><text:span text:style-name="T7">a</text:span><text:span text:style-name="T6"> </text:span><text:span text:style-name="T7">clanging</text:span><text:span text:style-name="T6"> </text:span><text:span text:style-name="T7">sound</text:span><text:span text:style-name="T6"> </text:span><text:span text:style-name="T7">after</text:span><text:span text:style-name="T6"> </text:span><text:span text:style-name="T7">every</text:span><text:span text:style-name="T6"> </text:span><text:span text:style-name="T7">word.</text:span><text:span text:style-name="T6"> </text:span><text:span text:style-name="T7">Lernea</text:span><text:span text:style-name="T6">’</text:span><text:span text:style-name="T7">s</text:span><text:span text:style-name="T6"> </text:span><text:span text:style-name="T7">eyes</text:span><text:span text:style-name="T6"> </text:span><text:span text:style-name="T7">wandered</text:span><text:span text:style-name="T6"> </text:span><text:span text:style-name="T7">to</text:span><text:span text:style-name="T6"> </text:span><text:span text:style-name="T7">her</text:span><text:span text:style-name="T6"> </text:span><text:span text:style-name="T7">chest</text:span><text:span text:style-name="T6"> </text:span><text:span text:style-name="T7">for</text:span><text:span text:style-name="T6"> </text:span><text:span text:style-name="T7">a</text:span><text:span text:style-name="T6"> </text:span><text:span text:style-name="T7">moment,</text:span><text:span text:style-name="T6"> </text:span><text:span text:style-name="T7">before</text:span><text:span text:style-name="T6"> </text:span><text:span text:style-name="T7">her</text:span><text:span text:style-name="T6"> </text:span><text:span text:style-name="T7">face</text:span><text:span text:style-name="T6"> </text:span><text:span text:style-name="T7">reddened</text:span><text:span text:style-name="T6"> </text:span><text:span text:style-name="T7">and</text:span><text:span text:style-name="T6"> </text:span><text:span text:style-name="T7">her</text:span><text:span text:style-name="T6"> </text:span><text:span text:style-name="T7">breathing</text:span><text:span text:style-name="T6"> </text:span><text:span text:style-name="T7">became</text:span><text:span text:style-name="T6"> </text:span><text:span text:style-name="T7">more</text:span><text:span text:style-name="T6"> </text:span><text:span text:style-name="T7">pronounced.</text:span><text:span text:style-name="T6"> </text:span><text:span text:style-name="T7">Her</text:span><text:span text:style-name="T6"> </text:span><text:span text:style-name="T7">nostrils</text:span><text:span text:style-name="T6"> </text:span><text:span text:style-name="T7">flared</text:span><text:span text:style-name="T6"> </text:span><text:span text:style-name="T7">up</text:span><text:span text:style-name="T6"> </text:span><text:span text:style-name="T7">and</text:span><text:span text:style-name="T6"> </text:span><text:span text:style-name="T7">she</text:span><text:span text:style-name="T6"> </text:span><text:span text:style-name="T7">turned</text:span><text:span text:style-name="T6"> </text:span><text:span text:style-name="T7">her</text:span><text:span text:style-name="T6"> </text:span><text:span text:style-name="T7">gaze</text:span><text:span text:style-name="T6"> </text:span><text:span text:style-name="T7">at</text:span><text:span text:style-name="T6"> </text:span><text:span text:style-name="T7">her</text:span><text:span text:style-name="T6"> </text:span><text:span text:style-name="T7">sister.</text:span><text:span text:style-name="T6"> </text:span><text:span text:style-name="T7">She</text:span><text:span text:style-name="T6"> </text:span><text:span text:style-name="T7">pouted</text:span><text:span text:style-name="T6"> </text:span><text:span text:style-name="T7">her</text:span><text:span text:style-name="T6"> </text:span><text:span text:style-name="T7">lips</text:span><text:span text:style-name="T6"> </text:span><text:span text:style-name="T7">and</text:span><text:span text:style-name="T6"> </text:span><text:span text:style-name="T7">said</text:span><text:span text:style-name="T6"> </text:span><text:span text:style-name="T7">icily:</text:span></text:p>
      <text:p text:style-name="P1"><text:span text:style-name="T6">“</text:span><text:span text:style-name="T7">Don</text:span><text:span text:style-name="T6">’</text:span><text:span text:style-name="T7">t</text:span><text:span text:style-name="T6"> </text:span><text:span text:style-name="T7">do</text:span><text:span text:style-name="T6"> </text:span><text:span text:style-name="T7">that.</text:span><text:span text:style-name="T6">”</text:span></text:p>
      <text:p text:style-name="P1"><text:span text:style-name="T6">“</text:span><text:span text:style-name="T7">Well,</text:span><text:span text:style-name="T6"> </text:span><text:span text:style-name="T7">I</text:span><text:span text:style-name="T6"> </text:span><text:span text:style-name="T7">think</text:span><text:span text:style-name="T6"> </text:span><text:span text:style-name="T7">I</text:span><text:span text:style-name="T6">’</text:span><text:span text:style-name="T7">ll</text:span><text:span text:style-name="T6"> </text:span><text:span text:style-name="T7">just</text:span><text:span text:style-name="T6"> </text:span><text:span text:style-name="T7">do</text:span><text:span text:style-name="T6"> </text:span><text:span text:style-name="T7">what</text:span><text:span text:style-name="T6"> </text:span><text:span text:style-name="T7">I</text:span><text:span text:style-name="T6"> </text:span><text:span text:style-name="T7">please</text:span><text:span text:style-name="T6"> </text:span><text:span text:style-name="T7">from</text:span><text:span text:style-name="T6"> </text:span><text:span text:style-name="T7">now</text:span><text:span text:style-name="T6"> </text:span><text:span text:style-name="T7">on,</text:span><text:span text:style-name="T6">” </text:span><text:span text:style-name="T7">replied</text:span><text:span text:style-name="T6"> </text:span><text:span text:style-name="T7">Parcifal;</text:span><text:span text:style-name="T6"> </text:span><text:span text:style-name="T7">her</text:span><text:span text:style-name="T6"> </text:span><text:span text:style-name="T7">face</text:span><text:span text:style-name="T6"> </text:span><text:span text:style-name="T7">had</text:span><text:span text:style-name="T6"> </text:span><text:span text:style-name="T7">the</text:span><text:span text:style-name="T6"> </text:span><text:span text:style-name="T7">look</text:span><text:span text:style-name="T6"> </text:span><text:span text:style-name="T7">of</text:span><text:span text:style-name="T6"> </text:span><text:span text:style-name="T7">a</text:span><text:span text:style-name="T6"> </text:span><text:span text:style-name="T7">poised</text:span><text:span text:style-name="T6"> </text:span><text:span text:style-name="T7">hawk.</text:span></text:p>
      <text:p text:style-name="P1"><text:span text:style-name="T6">“</text:span><text:span text:style-name="T7">I</text:span><text:span text:style-name="T6"> </text:span><text:span text:style-name="T7">hate</text:span><text:span text:style-name="T6"> </text:span><text:span text:style-name="T7">it</text:span><text:span text:style-name="T6"> </text:span><text:span text:style-name="T7">when</text:span><text:span text:style-name="T6"> </text:span><text:span text:style-name="T7">you</text:span><text:span text:style-name="T6"> </text:span><text:span text:style-name="T7">do</text:span><text:span text:style-name="T6"> </text:span><text:span text:style-name="T7">that,</text:span><text:span text:style-name="T6">” </text:span><text:span text:style-name="T7">said</text:span><text:span text:style-name="T6"> </text:span><text:span text:style-name="T7">Lernea</text:span><text:span text:style-name="T6"> </text:span><text:span text:style-name="T7">in</text:span><text:span text:style-name="T6"> </text:span><text:span text:style-name="T7">the</text:span><text:span text:style-name="T6"> </text:span><text:span text:style-name="T7">same</text:span><text:span text:style-name="T6"> </text:span><text:span text:style-name="T7">vein,</text:span><text:span text:style-name="T6"> </text:span><text:span text:style-name="T7">shaking</text:span><text:span text:style-name="T6"> </text:span><text:span text:style-name="T7">her</text:span><text:span text:style-name="T6"> </text:span><text:span text:style-name="T7">head</text:span><text:span text:style-name="T6"> </text:span><text:span text:style-name="T7">slowly</text:span><text:span text:style-name="T6"> </text:span><text:span text:style-name="T7">with</text:span><text:span text:style-name="T6"> </text:span><text:span text:style-name="T7">mounting</text:span><text:span text:style-name="T6"> </text:span><text:span text:style-name="T7">irritation.</text:span></text:p>
      <text:p text:style-name="P1"><text:span text:style-name="T6">“</text:span><text:span text:style-name="T7">I</text:span><text:span text:style-name="T6"> </text:span><text:span text:style-name="T7">know,</text:span><text:span text:style-name="T6"> </text:span><text:span text:style-name="T7">that</text:span><text:span text:style-name="T6">’</text:span><text:span text:style-name="T7">s</text:span><text:span text:style-name="T6"> </text:span><text:span text:style-name="T7">why</text:span><text:span text:style-name="T6"> </text:span><text:span text:style-name="T7">I</text:span><text:span text:style-name="T6"> </text:span><text:span text:style-name="T7">do</text:span><text:span text:style-name="T6"> </text:span><text:span text:style-name="T7">it.</text:span><text:span text:style-name="T6">”</text:span></text:p>
      <text:p text:style-name="P1"><text:span text:style-name="T6">“</text:span><text:span text:style-name="T7">You</text:span><text:span text:style-name="T6">’</text:span><text:span text:style-name="T7">re</text:span><text:span text:style-name="T6"> </text:span><text:span text:style-name="T7">such</text:span><text:span text:style-name="T6"> </text:span><text:span text:style-name="T7">a</text:span><text:span text:style-name="T6"> </text:span><text:span text:style-name="T7">child,</text:span><text:span text:style-name="T6">” </text:span><text:span text:style-name="T7">replied</text:span><text:span text:style-name="T6"> </text:span><text:span text:style-name="T7">Lernea</text:span><text:span text:style-name="T6"> </text:span><text:span text:style-name="T7">with</text:span><text:span text:style-name="T6"> </text:span><text:span text:style-name="T7">disdain.</text:span></text:p>
      <text:p text:style-name="P1"><text:span text:style-name="T6">“</text:span><text:span text:style-name="T7">Says</text:span><text:span text:style-name="T6"> </text:span><text:span text:style-name="T7">the</text:span><text:span text:style-name="T6"> </text:span><text:span text:style-name="T7">one</text:span><text:span text:style-name="T6"> </text:span><text:span text:style-name="T7">who</text:span><text:span text:style-name="T6"> </text:span><text:span text:style-name="T7">can</text:span><text:span text:style-name="T6">’</text:span><text:span text:style-name="T7">t</text:span><text:span text:style-name="T6"> </text:span><text:span text:style-name="T7">accept</text:span><text:span text:style-name="T6"> </text:span><text:span text:style-name="T7">defeat!</text:span><text:span text:style-name="T6">”</text:span></text:p>
      <text:p text:style-name="P2">Parcifal<text:span text:style-name="T1">’</text:span>s<text:span text:style-name="T1"> </text:span>loud<text:span text:style-name="T1"> </text:span>tone<text:span text:style-name="T1"> </text:span>made<text:span text:style-name="T1"> </text:span>a<text:span text:style-name="T1"> </text:span>few<text:span text:style-name="T1"> </text:span>heads<text:span text:style-name="T1"> </text:span>turn<text:span text:style-name="T1"> </text:span>and<text:span text:style-name="T1"> </text:span>look.<text:span text:style-name="T1"> </text:span>Lernea<text:span text:style-name="T1"> </text:span>did<text:span text:style-name="T1"> </text:span>not<text:span text:style-name="T1"> </text:span>even<text:span text:style-name="T1"> </text:span>notice<text:span text:style-name="T1"> </text:span>they<text:span text:style-name="T1"> </text:span>were<text:span text:style-name="T1"> </text:span>attracting<text:span text:style-name="T1"> </text:span>the<text:span text:style-name="T1"> </text:span>attention<text:span text:style-name="T1"> </text:span>of<text:span text:style-name="T1"> </text:span>the<text:span text:style-name="T1"> </text:span>locals,<text:span text:style-name="T1"> </text:span>and<text:span text:style-name="T1"> </text:span>added<text:span text:style-name="T1"> </text:span>her<text:span text:style-name="T1"> </text:span>own<text:span text:style-name="T1"> </text:span>shouts<text:span text:style-name="T1"> </text:span>to<text:span text:style-name="T1"> </text:span>the<text:span text:style-name="T1"> </text:span>rising<text:span text:style-name="T1"> </text:span>din<text:span text:style-name="T1"> </text:span>of<text:span text:style-name="T1"> </text:span>their<text:span text:style-name="T1"> </text:span>heated<text:span text:style-name="T1"> </text:span>debate.</text:p>
      <text:p text:style-name="P1"><text:span text:style-name="T6">“</text:span><text:span text:style-name="T7">This</text:span><text:span text:style-name="T6"> </text:span><text:span text:style-name="T7">isn</text:span><text:span text:style-name="T6">’</text:span><text:span text:style-name="T7">t</text:span><text:span text:style-name="T6"> </text:span><text:span text:style-name="T7">about</text:span><text:span text:style-name="T6"> </text:span><text:span text:style-name="T7">winning</text:span><text:span text:style-name="T6"> </text:span><text:span text:style-name="T7">or</text:span><text:span text:style-name="T6"> </text:span><text:span text:style-name="T7">losing,</text:span><text:span text:style-name="T6"> </text:span><text:span text:style-name="T7">by</text:span><text:span text:style-name="T6"> </text:span><text:span text:style-name="T7">Skrala!</text:span><text:span text:style-name="T6"> </text:span><text:span text:style-name="T7">You</text:span><text:span text:style-name="T6"> </text:span><text:span text:style-name="T7">can</text:span><text:span text:style-name="T6">’</text:span><text:span text:style-name="T7">t</text:span><text:span text:style-name="T6"> </text:span><text:span text:style-name="T7">be</text:span><text:span text:style-name="T6"> </text:span><text:span text:style-name="T7">that</text:span><text:span text:style-name="T6"> </text:span><text:span text:style-name="T7">daft!</text:span><text:span text:style-name="T6">”</text:span></text:p>
      <text:p text:style-name="P1"><text:span text:style-name="T6">“</text:span><text:span text:style-name="T7">You</text:span><text:span text:style-name="T6">’</text:span><text:span text:style-name="T7">re</text:span><text:span text:style-name="T6"> </text:span><text:span text:style-name="T7">the</text:span><text:span text:style-name="T6"> </text:span><text:span text:style-name="T7">one</text:span><text:span text:style-name="T6"> </text:span><text:span text:style-name="T7">that</text:span><text:span text:style-name="T6"> </text:span><text:span text:style-name="T7">got</text:span><text:span text:style-name="T6"> </text:span><text:span text:style-name="T7">us</text:span><text:span text:style-name="T6"> </text:span><text:span text:style-name="T7">into</text:span><text:span text:style-name="T6"> </text:span><text:span text:style-name="T7">this</text:span><text:span text:style-name="T6"> </text:span><text:span text:style-name="T7">mess</text:span><text:span text:style-name="T6"> </text:span><text:span text:style-name="T7">in</text:span><text:span text:style-name="T6"> </text:span><text:span text:style-name="T7">the</text:span><text:span text:style-name="T6"> </text:span><text:span text:style-name="T7">first</text:span><text:span text:style-name="T6"> </text:span><text:span text:style-name="T7">place,</text:span><text:span text:style-name="T6"> </text:span><text:span text:style-name="T7">remember?</text:span><text:span text:style-name="T6">” </text:span><text:span text:style-name="T7">said</text:span><text:span text:style-name="T6"> </text:span><text:span text:style-name="T7">Parcifal</text:span><text:span text:style-name="T6"> </text:span><text:span text:style-name="T7">with</text:span><text:span text:style-name="T6"> </text:span><text:span text:style-name="T7">arms</text:span><text:span text:style-name="T6"> </text:span><text:span text:style-name="T7">crossed</text:span><text:span text:style-name="T6"> </text:span><text:span text:style-name="T7">on</text:span><text:span text:style-name="T6"> </text:span><text:span text:style-name="T7">her</text:span><text:span text:style-name="T6"> </text:span><text:span text:style-name="T7">chest.</text:span><text:span text:style-name="T6"> </text:span><text:span text:style-name="T7">Lernea</text:span><text:span text:style-name="T6"> </text:span><text:span text:style-name="T7">flailed</text:span><text:span text:style-name="T6"> </text:span><text:span text:style-name="T7">her</text:span><text:span text:style-name="T6"> </text:span><text:span text:style-name="T7">arms</text:span><text:span text:style-name="T6"> </text:span><text:span text:style-name="T7">wildly</text:span><text:span text:style-name="T6"> </text:span><text:span text:style-name="T7">around</text:span><text:span text:style-name="T6"> </text:span><text:span text:style-name="T7">her</text:span><text:span text:style-name="T6"> </text:span><text:span text:style-name="T7">while</text:span><text:span text:style-name="T6"> </text:span><text:span text:style-name="T7">moving</text:span><text:span text:style-name="T6"> </text:span><text:span text:style-name="T7">about</text:span><text:span text:style-name="T6"> </text:span><text:span text:style-name="T7">nervously.</text:span></text:p>
      <text:p text:style-name="P1"><text:span text:style-name="T6">“</text:span><text:span text:style-name="T7">Oh,</text:span><text:span text:style-name="T6"> </text:span><text:span text:style-name="T7">really</text:span><text:span text:style-name="T6"> </text:span><text:span text:style-name="T7">now</text:span><text:span text:style-name="T6"> </text:span><text:span text:style-name="T7">that</text:span><text:span text:style-name="T6">’</text:span><text:span text:style-name="T7">s</text:span><text:span text:style-name="T6"> </text:span><text:span text:style-name="T7">just</text:span><text:span text:style-name="T6"> </text:span><text:span text:style-name="T7">so</text:span><text:span text:style-name="T6"> </text:span><text:span text:style-name="T7">typical,</text:span><text:span text:style-name="T6"> </text:span><text:span text:style-name="T7">trying</text:span><text:span text:style-name="T6"> </text:span><text:span text:style-name="T7">to</text:span><text:span text:style-name="T6"> </text:span><text:span text:style-name="T7">put</text:span><text:span text:style-name="T6"> </text:span><text:span text:style-name="T7">the</text:span><text:span text:style-name="T6"> </text:span><text:span text:style-name="T7">blame</text:span><text:span text:style-name="T6"> </text:span><text:span text:style-name="T7">on</text:span><text:span text:style-name="T6"> </text:span><text:span text:style-name="T7">me</text:span><text:span text:style-name="T6"> </text:span><text:span text:style-name="T7">like</text:span><text:span text:style-name="T6"> </text:span><text:span text:style-name="T7">we</text:span><text:span text:style-name="T6">’</text:span><text:span text:style-name="T7">re</text:span><text:span text:style-name="T6"> </text:span><text:span text:style-name="T7">still</text:span><text:span text:style-name="T6"> </text:span><text:span text:style-name="T7">meddling</text:span><text:span text:style-name="T6"> </text:span><text:span text:style-name="T7">with</text:span><text:span text:style-name="T6"> </text:span><text:span text:style-name="T7">the</text:span><text:span text:style-name="T6"> </text:span><text:span text:style-name="T7">master</text:span><text:span text:style-name="T6">’</text:span><text:span text:style-name="T7">s</text:span><text:span text:style-name="T6"> </text:span><text:span text:style-name="T7">spellbook!</text:span><text:span text:style-name="T6">”</text:span></text:p>
      <text:p text:style-name="P1"><text:span text:style-name="T6">“</text:span><text:span text:style-name="T7">Well,</text:span><text:span text:style-name="T6"> </text:span><text:span text:style-name="T7">I</text:span><text:span text:style-name="T6">’</text:span><text:span text:style-name="T7">m</text:span><text:span text:style-name="T6"> </text:span><text:span text:style-name="T7">not</text:span><text:span text:style-name="T6"> </text:span><text:span text:style-name="T7">the</text:span><text:span text:style-name="T6"> </text:span><text:span text:style-name="T7">one</text:span><text:span text:style-name="T6"> </text:span><text:span text:style-name="T7">who</text:span><text:span text:style-name="T6"> </text:span><text:span text:style-name="T7">married</text:span><text:span text:style-name="T6"> </text:span><text:span text:style-name="T7">Therion</text:span><text:span text:style-name="T6"> </text:span><text:span text:style-name="T7">Jangdrival</text:span><text:span text:style-name="T6"> </text:span><text:span text:style-name="T7">on</text:span><text:span text:style-name="T6"> </text:span><text:span text:style-name="T7">a</text:span><text:span text:style-name="T6"> </text:span><text:span text:style-name="T7">whim</text:span><text:span text:style-name="T6"> </text:span><text:span text:style-name="T7">and</text:span><text:span text:style-name="T6"> </text:span><text:span text:style-name="T7">got</text:span><text:span text:style-name="T6"> </text:span><text:span text:style-name="T7">us</text:span><text:span text:style-name="T6"> </text:span><text:span text:style-name="T7">exiled!</text:span><text:span text:style-name="T6">” </text:span><text:span text:style-name="T7">remarked</text:span><text:span text:style-name="T6"> </text:span><text:span text:style-name="T7">Parcifal</text:span><text:span text:style-name="T6"> </text:span><text:span text:style-name="T7">with</text:span><text:span text:style-name="T6"> </text:span><text:span text:style-name="T7">wide</text:span><text:span text:style-name="T6"> </text:span><text:span text:style-name="T7">open</text:span><text:span text:style-name="T6"> </text:span><text:span text:style-name="T7">arms</text:span><text:span text:style-name="T6"> </text:span><text:span text:style-name="T7">and</text:span><text:span text:style-name="T6"> </text:span><text:span text:style-name="T7">a</text:span><text:span text:style-name="T6"> </text:span><text:span text:style-name="T7">mocking</text:span><text:span text:style-name="T6"> </text:span><text:span text:style-name="T7">smile.</text:span><text:span text:style-name="T6"> </text:span><text:span text:style-name="T7">Lernea</text:span><text:span text:style-name="T6">’</text:span><text:span text:style-name="T7">s</text:span><text:span text:style-name="T6"> </text:span><text:span text:style-name="T7">reply</text:span><text:span text:style-name="T6"> </text:span><text:span text:style-name="T7">was</text:span><text:span text:style-name="T6"> </text:span><text:span text:style-name="T7">filled</text:span><text:span text:style-name="T6"> </text:span><text:span text:style-name="T7">with</text:span><text:span text:style-name="T6"> </text:span><text:span text:style-name="T7">overtones</text:span><text:span text:style-name="T6"> </text:span><text:span text:style-name="T7">of</text:span><text:span text:style-name="T6"> </text:span><text:span text:style-name="T7">shock</text:span><text:span text:style-name="T6"> </text:span><text:span text:style-name="T7">and</text:span><text:span text:style-name="T6"> </text:span><text:span text:style-name="T7">disgust,</text:span><text:span text:style-name="T6"> </text:span><text:span text:style-name="T7">her</text:span><text:span text:style-name="T6"> </text:span><text:span text:style-name="T7">face</text:span><text:span text:style-name="T6"> </text:span><text:span text:style-name="T7">screwed</text:span><text:span text:style-name="T6"> </text:span><text:span text:style-name="T7">up,</text:span><text:span text:style-name="T6"> </text:span><text:span text:style-name="T7">her</text:span><text:span text:style-name="T6"> </text:span><text:span text:style-name="T7">revulsion</text:span><text:span text:style-name="T6"> </text:span><text:span text:style-name="T7">evident</text:span><text:span text:style-name="T6"> </text:span><text:span text:style-name="T7">in</text:span><text:span text:style-name="T6"> </text:span><text:span text:style-name="T7">every</text:span><text:span text:style-name="T6"> </text:span><text:span text:style-name="T7">word.</text:span></text:p>
      <text:p text:style-name="P1"><text:span text:style-name="T6">“</text:span><text:span text:style-name="T7">It</text:span><text:span text:style-name="T6"> </text:span><text:span text:style-name="T7">was</text:span><text:span text:style-name="T6"> </text:span><text:span text:style-name="T7">him</text:span><text:span text:style-name="T6"> </text:span><text:span text:style-name="T7">or</text:span><text:span text:style-name="T6"> </text:span><text:span text:style-name="T7">Gheighran!</text:span><text:span text:style-name="T6"> </text:span><text:span text:style-name="T7">Have</text:span><text:span text:style-name="T6"> </text:span><text:span text:style-name="T7">you</text:span><text:span text:style-name="T6"> </text:span><text:span text:style-name="T7">even</text:span><text:span text:style-name="T6"> </text:span><text:span text:style-name="T7">seen</text:span><text:span text:style-name="T6"> </text:span><text:span text:style-name="T7">Gheighran?</text:span><text:span text:style-name="T6"> </text:span><text:span text:style-name="T7">He</text:span><text:span text:style-name="T6">’</text:span><text:span text:style-name="T7">s</text:span><text:span text:style-name="T6"> </text:span><text:span text:style-name="T7">a</text:span><text:span text:style-name="T6"> </text:span><text:span text:style-name="T7">walking</text:span><text:span text:style-name="T6"> </text:span><text:span text:style-name="T7">swamp-thing,</text:span><text:span text:style-name="T6"> </text:span><text:span text:style-name="T7">not</text:span><text:span text:style-name="T6"> </text:span><text:span text:style-name="T7">a</text:span><text:span text:style-name="T6"> </text:span><text:span text:style-name="T7">man!</text:span><text:span text:style-name="T6">”</text:span></text:p>
      <text:p text:style-name="P2">Parcifal<text:span text:style-name="T1"> </text:span>shook<text:span text:style-name="T1"> </text:span>her<text:span text:style-name="T1"> </text:span>head<text:span text:style-name="T1"> </text:span>and<text:span text:style-name="T1"> </text:span>berated<text:span text:style-name="T1"> </text:span>her<text:span text:style-name="T1"> </text:span>slightly<text:span text:style-name="T1"> </text:span>older<text:span text:style-name="T1"> </text:span>sister,<text:span text:style-name="T1"> </text:span>her<text:span text:style-name="T1"> </text:span>face<text:span text:style-name="T1"> </text:span>suddenly<text:span text:style-name="T1"> </text:span>grim<text:span text:style-name="T1"> </text:span>and<text:span text:style-name="T1"> </text:span>her<text:span text:style-name="T1"> </text:span>voice<text:span text:style-name="T1"> </text:span>low-keyed<text:span text:style-name="T1"> </text:span>and<text:span text:style-name="T1"> </text:span>even.</text:p>
      <text:p text:style-name="P1"><text:span text:style-name="T6">“</text:span><text:span text:style-name="T7">Is</text:span><text:span text:style-name="T6"> </text:span><text:span text:style-name="T7">that</text:span><text:span text:style-name="T6"> </text:span><text:span text:style-name="T7">how</text:span><text:span text:style-name="T6"> </text:span><text:span text:style-name="T7">you</text:span><text:span text:style-name="T6"> </text:span><text:span text:style-name="T7">make</text:span><text:span text:style-name="T6"> </text:span><text:span text:style-name="T7">decisions</text:span><text:span text:style-name="T6"> </text:span><text:span text:style-name="T7">about</text:span><text:span text:style-name="T6"> </text:span><text:span text:style-name="T7">your</text:span><text:span text:style-name="T6"> </text:span><text:span text:style-name="T7">kingdom,</text:span><text:span text:style-name="T6"> </text:span><text:span text:style-name="T7">my</text:span><text:span text:style-name="T6"> </text:span><text:span text:style-name="T7">Queen?</text:span><text:span text:style-name="T6"> </text:span><text:span text:style-name="T7">Based</text:span><text:span text:style-name="T6"> </text:span><text:span text:style-name="T7">on</text:span><text:span text:style-name="T6"> </text:span><text:span text:style-name="T7">looks</text:span><text:span text:style-name="T6"> </text:span><text:span text:style-name="T7">and</text:span><text:span text:style-name="T6"> </text:span><text:span text:style-name="T7">appearances?</text:span><text:span text:style-name="T6"> </text:span><text:span text:style-name="T7">Only</text:span><text:span text:style-name="T6"> </text:span><text:span text:style-name="T7">if</text:span><text:span text:style-name="T6"> </text:span><text:span text:style-name="T7">mother</text:span><text:span text:style-name="T6"> </text:span><text:span text:style-name="T7">were</text:span><text:span text:style-name="T6"> </text:span><text:span text:style-name="T7">alive..</text:span><text:span text:style-name="T6">”</text:span></text:p>
      <text:p text:style-name="P2">She<text:span text:style-name="T1"> </text:span>let<text:span text:style-name="T1"> </text:span>her<text:span text:style-name="T1"> </text:span>voice<text:span text:style-name="T1"> </text:span>trail<text:span text:style-name="T1"> </text:span>off<text:span text:style-name="T1"> </text:span>and<text:span text:style-name="T1"> </text:span>ventured<text:span text:style-name="T1"> </text:span>a<text:span text:style-name="T1"> </text:span>look<text:span text:style-name="T1"> </text:span>towards<text:span text:style-name="T1"> </text:span>the<text:span text:style-name="T1"> </text:span>ocean.<text:span text:style-name="T1"> </text:span>The<text:span text:style-name="T1"> </text:span>Autania<text:span text:style-name="T1">’</text:span>s<text:span text:style-name="T1"> </text:span>sail<text:span text:style-name="T1"> </text:span>was<text:span text:style-name="T1"> </text:span>barely<text:span text:style-name="T1"> </text:span>visible,<text:span text:style-name="T1"> </text:span>the<text:span text:style-name="T1"> </text:span>light<text:span text:style-name="T1"> </text:span>of<text:span text:style-name="T1"> </text:span>day<text:span text:style-name="T1"> </text:span>growing<text:span text:style-name="T1"> </text:span>dimmer<text:span text:style-name="T1"> </text:span>with<text:span text:style-name="T1"> </text:span>every<text:span text:style-name="T1"> </text:span>passing<text:span text:style-name="T1"> </text:span>minute.<text:span text:style-name="T1"> </text:span>Lernea<text:span text:style-name="T1"> </text:span>was<text:span text:style-name="T1"> </text:span>looking<text:span text:style-name="T1"> </text:span>at<text:span text:style-name="T1"> </text:span>her<text:span text:style-name="T1"> </text:span>feet,<text:span text:style-name="T1"> </text:span>feeling<text:span text:style-name="T1"> </text:span>scolded<text:span text:style-name="T1"> </text:span>and<text:span text:style-name="T1"> </text:span>reprimanded<text:span text:style-name="T1"> </text:span>like<text:span text:style-name="T1"> </text:span>a<text:span text:style-name="T1"> </text:span>child.<text:span text:style-name="T1"> </text:span>Yet,<text:span text:style-name="T1"> </text:span>when<text:span text:style-name="T1"> </text:span>she<text:span text:style-name="T1"> </text:span>talked<text:span text:style-name="T1"> </text:span>next<text:span text:style-name="T1"> </text:span>she<text:span text:style-name="T1"> </text:span>had<text:span text:style-name="T1"> </text:span>the<text:span text:style-name="T1"> </text:span>voice<text:span text:style-name="T1"> </text:span>of<text:span text:style-name="T1"> </text:span>a<text:span text:style-name="T1"> </text:span>proud<text:span text:style-name="T1"> </text:span>woman:</text:p>
      <text:p text:style-name="P1"><text:span text:style-name="T6">“</text:span><text:span text:style-name="T7">Mother</text:span><text:span text:style-name="T6"> </text:span><text:span text:style-name="T7">made</text:span><text:span text:style-name="T6"> </text:span><text:span text:style-name="T7">mistakes</text:span><text:span text:style-name="T6"> </text:span><text:span text:style-name="T7">as</text:span><text:span text:style-name="T6"> </text:span><text:span text:style-name="T7">well</text:span><text:span text:style-name="T6"> </text:span><text:span text:style-name="T7">in</text:span><text:span text:style-name="T6"> </text:span><text:span text:style-name="T7">her</text:span><text:span text:style-name="T6"> </text:span><text:span text:style-name="T7">reign.</text:span><text:span text:style-name="T6">”</text:span></text:p>
      <text:p text:style-name="P1"><text:span text:style-name="T6">“</text:span><text:span text:style-name="T7">Yes,</text:span><text:span text:style-name="T6"> </text:span><text:span text:style-name="T7">she</text:span><text:span text:style-name="T6"> </text:span><text:span text:style-name="T7">did,</text:span><text:span text:style-name="T6">” </text:span><text:span text:style-name="T7">said</text:span><text:span text:style-name="T6"> </text:span><text:span text:style-name="T7">Parcifal</text:span><text:span text:style-name="T6"> </text:span><text:span text:style-name="T7">nodding</text:span><text:span text:style-name="T6"> </text:span><text:span text:style-name="T7">and</text:span><text:span text:style-name="T6"> </text:span><text:span text:style-name="T7">went</text:span><text:span text:style-name="T6"> </text:span><text:span text:style-name="T7">on</text:span><text:span text:style-name="T6"> </text:span><text:span text:style-name="T7">to</text:span><text:span text:style-name="T6"> </text:span><text:span text:style-name="T7">shout,</text:span><text:span text:style-name="T6"> “</text:span><text:span text:style-name="T7">She</text:span><text:span text:style-name="T6"> </text:span><text:span text:style-name="T7">gave</text:span><text:span text:style-name="T6"> </text:span><text:span text:style-name="T7">birth</text:span><text:span text:style-name="T6"> </text:span><text:span text:style-name="T7">to</text:span><text:span text:style-name="T6"> </text:span><text:span text:style-name="T7">you!</text:span><text:span text:style-name="T6">”</text:span></text:p>
      <text:p text:style-name="P1"><text:soft-page-break/><text:span text:style-name="T6">“</text:span><text:span text:style-name="T7">We</text:span><text:span text:style-name="T6">’</text:span><text:span text:style-name="T7">re</text:span><text:span text:style-name="T6"> </text:span><text:span text:style-name="T7">only</text:span><text:span text:style-name="T6"> </text:span><text:span text:style-name="T7">a</text:span><text:span text:style-name="T6"> </text:span><text:span text:style-name="T7">minute</text:span><text:span text:style-name="T6"> </text:span><text:span text:style-name="T7">apart,</text:span><text:span text:style-name="T6"> </text:span><text:span text:style-name="T7">you</text:span><text:span text:style-name="T6"> </text:span><text:span text:style-name="T7">stupid-</text:span><text:span text:style-name="T6">”</text:span></text:p>
      <text:p text:style-name="P2">Lernea<text:span text:style-name="T1"> </text:span>stopped<text:span text:style-name="T1"> </text:span>in<text:span text:style-name="T1"> </text:span>mid-sentence<text:span text:style-name="T1"> </text:span>even<text:span text:style-name="T1"> </text:span>as<text:span text:style-name="T1"> </text:span>her<text:span text:style-name="T1"> </text:span>mouth<text:span text:style-name="T1"> </text:span>began<text:span text:style-name="T1"> </text:span>to<text:span text:style-name="T1"> </text:span>form<text:span text:style-name="T1"> </text:span>the<text:span text:style-name="T1"> </text:span>word<text:span text:style-name="T1"> ‘</text:span>cow<text:span text:style-name="T1">’</text:span>.<text:span text:style-name="T1"> </text:span>She<text:span text:style-name="T1"> </text:span>had<text:span text:style-name="T1"> </text:span>instinctively<text:span text:style-name="T1"> </text:span>flung<text:span text:style-name="T1"> </text:span>her<text:span text:style-name="T1"> </text:span>arm<text:span text:style-name="T1"> </text:span>and<text:span text:style-name="T1"> </text:span>was<text:span text:style-name="T1"> </text:span>grabbing<text:span text:style-name="T1"> </text:span>at<text:span text:style-name="T1"> </text:span>what<text:span text:style-name="T1"> </text:span>seemed<text:span text:style-name="T1"> </text:span>to<text:span text:style-name="T1"> </text:span>be<text:span text:style-name="T1"> </text:span>a<text:span text:style-name="T1"> </text:span>child<text:span text:style-name="T1">’</text:span>s<text:span text:style-name="T1"> </text:span>arm<text:span text:style-name="T1"> </text:span>attached<text:span text:style-name="T1"> </text:span>to<text:span text:style-name="T1"> </text:span>a<text:span text:style-name="T1"> </text:span>hand<text:span text:style-name="T1"> </text:span>holding<text:span text:style-name="T1"> </text:span>her<text:span text:style-name="T1"> </text:span>coinpurse.</text:p>
      <text:p text:style-name="P1"><text:span text:style-name="T6">“</text:span><text:span text:style-name="T7">Hey,</text:span><text:span text:style-name="T6">” </text:span><text:span text:style-name="T7">she</text:span><text:span text:style-name="T6"> </text:span><text:span text:style-name="T7">said</text:span><text:span text:style-name="T6"> </text:span><text:span text:style-name="T7">and</text:span><text:span text:style-name="T6"> </text:span><text:span text:style-name="T7">turned</text:span><text:span text:style-name="T6"> </text:span><text:span text:style-name="T7">to</text:span><text:span text:style-name="T6"> </text:span><text:span text:style-name="T7">look</text:span><text:span text:style-name="T6"> </text:span><text:span text:style-name="T7">nearly</text:span><text:span text:style-name="T6"> </text:span><text:span text:style-name="T7">right</text:span><text:span text:style-name="T6"> </text:span><text:span text:style-name="T7">behind</text:span><text:span text:style-name="T6"> </text:span><text:span text:style-name="T7">her.</text:span><text:span text:style-name="T6"> </text:span><text:span text:style-name="T7">There</text:span><text:span text:style-name="T6"> </text:span><text:span text:style-name="T7">was</text:span><text:span text:style-name="T6"> </text:span><text:span text:style-name="T7">a</text:span><text:span text:style-name="T6"> </text:span><text:span text:style-name="T7">short</text:span><text:span text:style-name="T6"> </text:span><text:span text:style-name="T7">person</text:span><text:span text:style-name="T6"> </text:span><text:span text:style-name="T7">standing</text:span><text:span text:style-name="T6"> </text:span><text:span text:style-name="T7">there,</text:span><text:span text:style-name="T6"> </text:span><text:span text:style-name="T7">all</text:span><text:span text:style-name="T6"> </text:span><text:span text:style-name="T7">dressed</text:span><text:span text:style-name="T6"> </text:span><text:span text:style-name="T7">up</text:span><text:span text:style-name="T6"> </text:span><text:span text:style-name="T7">in</text:span><text:span text:style-name="T6"> </text:span><text:span text:style-name="T7">dark</text:span><text:span text:style-name="T6"> </text:span><text:span text:style-name="T7">leather</text:span><text:span text:style-name="T6"> </text:span><text:span text:style-name="T7">and</text:span><text:span text:style-name="T6"> </text:span><text:span text:style-name="T7">an</text:span><text:span text:style-name="T6"> </text:span><text:span text:style-name="T7">impossibly</text:span><text:span text:style-name="T6"> </text:span><text:span text:style-name="T7">bland,</text:span><text:span text:style-name="T6"> </text:span><text:span text:style-name="T7">expressionless</text:span><text:span text:style-name="T6"> </text:span><text:span text:style-name="T7">face.</text:span></text:p>
      <text:p text:style-name="P2">Parcifal<text:span text:style-name="T1"> </text:span>grabbed<text:span text:style-name="T1"> </text:span>a<text:span text:style-name="T1"> </text:span>silver,<text:span text:style-name="T1"> </text:span>teardrop-shaped<text:span text:style-name="T1"> </text:span>knife<text:span text:style-name="T1"> </text:span>from<text:span text:style-name="T1"> </text:span>her<text:span text:style-name="T1"> </text:span>waistband<text:span text:style-name="T1"> </text:span>and<text:span text:style-name="T1"> </text:span>took<text:span text:style-name="T1"> </text:span>a<text:span text:style-name="T1"> </text:span>step<text:span text:style-name="T1"> </text:span>towards<text:span text:style-name="T1"> </text:span>her<text:span text:style-name="T1"> </text:span>sister<text:span text:style-name="T1">’</text:span>s<text:span text:style-name="T1"> </text:span>side<text:span text:style-name="T1"> </text:span>where<text:span text:style-name="T1"> </text:span>the<text:span text:style-name="T1"> </text:span>short<text:span text:style-name="T1"> </text:span>person<text:span text:style-name="T1"> </text:span>stood<text:span text:style-name="T1"> </text:span>frozen,<text:span text:style-name="T1"> </text:span>said<text:span text:style-name="T1"> </text:span>person<text:span text:style-name="T1"> </text:span>pretending<text:span text:style-name="T1"> </text:span>he<text:span text:style-name="T1"> </text:span>was<text:span text:style-name="T1"> </text:span>nothing<text:span text:style-name="T1"> </text:span>more<text:span text:style-name="T1"> </text:span>than<text:span text:style-name="T1"> </text:span>a<text:span text:style-name="T1"> </text:span>misplaced<text:span text:style-name="T1"> </text:span>piece<text:span text:style-name="T1"> </text:span>of<text:span text:style-name="T1"> </text:span>furniture.<text:span text:style-name="T1"> </text:span>He<text:span text:style-name="T1"> </text:span>seemed<text:span text:style-name="T1"> </text:span>to<text:span text:style-name="T1"> </text:span>be<text:span text:style-name="T1"> </text:span>holding<text:span text:style-name="T1"> </text:span>his<text:span text:style-name="T1"> </text:span>breath.</text:p>
      <text:p text:style-name="P1"><text:span text:style-name="T6">“</text:span><text:span text:style-name="T7">A</text:span><text:span text:style-name="T6"> </text:span><text:span text:style-name="T7">thieving</text:span><text:span text:style-name="T6"> </text:span><text:span text:style-name="T7">scum,</text:span><text:span text:style-name="T6"> </text:span><text:span text:style-name="T7">and</text:span><text:span text:style-name="T6"> </text:span><text:span text:style-name="T7">a</text:span><text:span text:style-name="T6"> </text:span><text:span text:style-name="T7">bad</text:span><text:span text:style-name="T6"> </text:span><text:span text:style-name="T7">one</text:span><text:span text:style-name="T6"> </text:span><text:span text:style-name="T7">at</text:span><text:span text:style-name="T6"> </text:span><text:span text:style-name="T7">that,</text:span><text:span text:style-name="T6"> </text:span><text:span text:style-name="T7">eh?</text:span><text:span text:style-name="T6">”</text:span></text:p>
      <text:p text:style-name="P1"><text:span text:style-name="T6">“</text:span><text:span text:style-name="T7">Bugger,</text:span><text:span text:style-name="T6">” </text:span><text:span text:style-name="T7">said</text:span><text:span text:style-name="T6"> </text:span><text:span text:style-name="T7">the</text:span><text:span text:style-name="T6"> </text:span><text:span text:style-name="T7">short</text:span><text:span text:style-name="T6"> </text:span><text:span text:style-name="T7">person</text:span><text:span text:style-name="T6"> </text:span><text:span text:style-name="T7">with</text:span><text:span text:style-name="T6"> </text:span><text:span text:style-name="T7">a</text:span><text:span text:style-name="T6"> </text:span><text:span text:style-name="T7">whiz.</text:span><text:span text:style-name="T6"> </text:span><text:span text:style-name="T7">Out</text:span><text:span text:style-name="T6"> </text:span><text:span text:style-name="T7">of</text:span><text:span text:style-name="T6"> </text:span><text:span text:style-name="T7">breath,</text:span><text:span text:style-name="T6"> </text:span><text:span text:style-name="T7">he</text:span><text:span text:style-name="T6"> </text:span><text:span text:style-name="T7">looked</text:span><text:span text:style-name="T6"> </text:span><text:span text:style-name="T7">sideways</text:span><text:span text:style-name="T6"> </text:span><text:span text:style-name="T7">at</text:span><text:span text:style-name="T6"> </text:span><text:span text:style-name="T7">the</text:span><text:span text:style-name="T6"> </text:span><text:span text:style-name="T7">bristling</text:span><text:span text:style-name="T6"> </text:span><text:span text:style-name="T7">knife-point</text:span><text:span text:style-name="T6"> </text:span><text:span text:style-name="T7">and</text:span><text:span text:style-name="T6"> </text:span><text:span text:style-name="T7">suddenly</text:span><text:span text:style-name="T6"> </text:span><text:span text:style-name="T7">sucked</text:span><text:span text:style-name="T6"> </text:span><text:span text:style-name="T7">on</text:span><text:span text:style-name="T6"> </text:span><text:span text:style-name="T7">air</text:span><text:span text:style-name="T6"> </text:span><text:span text:style-name="T7">through</text:span><text:span text:style-name="T6"> </text:span><text:span text:style-name="T7">his</text:span><text:span text:style-name="T6"> </text:span><text:span text:style-name="T7">nostrils</text:span><text:span text:style-name="T6"> </text:span><text:span text:style-name="T7">loudly.</text:span><text:span text:style-name="T6"> </text:span><text:span text:style-name="T7">His</text:span><text:span text:style-name="T6"> </text:span><text:span text:style-name="T7">body</text:span><text:span text:style-name="T6"> </text:span><text:span text:style-name="T7">relaxed</text:span><text:span text:style-name="T6"> </text:span><text:span text:style-name="T7">and</text:span><text:span text:style-name="T6"> </text:span><text:span text:style-name="T7">he</text:span><text:span text:style-name="T6"> </text:span><text:span text:style-name="T7">let</text:span><text:span text:style-name="T6"> </text:span><text:span text:style-name="T7">the</text:span><text:span text:style-name="T6"> </text:span><text:span text:style-name="T7">bulging</text:span><text:span text:style-name="T6"> </text:span><text:span text:style-name="T7">coinpurse</text:span><text:span text:style-name="T6"> </text:span><text:span text:style-name="T7">drop</text:span><text:span text:style-name="T6"> </text:span><text:span text:style-name="T7">to</text:span><text:span text:style-name="T6"> </text:span><text:span text:style-name="T7">the</text:span><text:span text:style-name="T6"> </text:span><text:span text:style-name="T7">wooden</text:span><text:span text:style-name="T6"> </text:span><text:span text:style-name="T7">pier</text:span><text:span text:style-name="T6"> </text:span><text:span text:style-name="T7">with</text:span><text:span text:style-name="T6"> </text:span><text:span text:style-name="T7">a</text:span><text:span text:style-name="T6"> </text:span><text:span text:style-name="T7">heavy</text:span><text:span text:style-name="T6"> </text:span><text:span text:style-name="T7">jingle.</text:span></text:p>
      <text:p text:style-name="P2">Lernea<text:span text:style-name="T1"> </text:span>made<text:span text:style-name="T1"> </text:span>a<text:span text:style-name="T1"> </text:span>grimace<text:span text:style-name="T1"> </text:span>and<text:span text:style-name="T1"> </text:span>turned<text:span text:style-name="T1"> </text:span>her<text:span text:style-name="T1"> </text:span>head<text:span text:style-name="T1"> </text:span>away<text:span text:style-name="T1"> </text:span>from<text:span text:style-name="T1"> </text:span>the<text:span text:style-name="T1"> </text:span>short<text:span text:style-name="T1"> </text:span>man.</text:p>
      <text:p text:style-name="P1"><text:span text:style-name="T6">“</text:span><text:span text:style-name="T7">I</text:span><text:span text:style-name="T6"> </text:span><text:span text:style-name="T7">can</text:span><text:span text:style-name="T6"> </text:span><text:span text:style-name="T7">see</text:span><text:span text:style-name="T6"> </text:span><text:span text:style-name="T7">why</text:span><text:span text:style-name="T6"> </text:span><text:span text:style-name="T7">you</text:span><text:span text:style-name="T6"> </text:span><text:span text:style-name="T7">held</text:span><text:span text:style-name="T6"> </text:span><text:span text:style-name="T7">that</text:span><text:span text:style-name="T6"> </text:span><text:span text:style-name="T7">breath</text:span><text:span text:style-name="T6"> </text:span><text:span text:style-name="T7">of</text:span><text:span text:style-name="T6"> </text:span><text:span text:style-name="T7">yours.</text:span><text:span text:style-name="T6"> </text:span><text:span text:style-name="T7">Could</text:span><text:span text:style-name="T6"> </text:span><text:span text:style-name="T7">even</text:span><text:span text:style-name="T6"> </text:span><text:span text:style-name="T7">kill</text:span><text:span text:style-name="T6"> </text:span><text:span text:style-name="T7">a</text:span><text:span text:style-name="T6"> </text:span><text:span text:style-name="T7">man;</text:span><text:span text:style-name="T6"> </text:span><text:span text:style-name="T7">one</text:span><text:span text:style-name="T6"> </text:span><text:span text:style-name="T7">of</text:span><text:span text:style-name="T6"> </text:span><text:span text:style-name="T7">your</text:span><text:span text:style-name="T6"> </text:span><text:span text:style-name="T7">stature,</text:span><text:span text:style-name="T6"> </text:span><text:span text:style-name="T7">at</text:span><text:span text:style-name="T6"> </text:span><text:span text:style-name="T7">least.</text:span><text:span text:style-name="T6">”</text:span></text:p>
      <text:p text:style-name="P2">Parcifal<text:span text:style-name="T1"> </text:span>seemed<text:span text:style-name="T1"> </text:span>less<text:span text:style-name="T1"> </text:span>inclined<text:span text:style-name="T1"> </text:span>to<text:span text:style-name="T1"> </text:span>comment<text:span text:style-name="T1"> </text:span>on<text:span text:style-name="T1"> </text:span>the<text:span text:style-name="T1"> </text:span>aspiring<text:span text:style-name="T1"> </text:span>thief<text:span text:style-name="T1">’</text:span>s<text:span text:style-name="T1"> </text:span>lack<text:span text:style-name="T1"> </text:span>of<text:span text:style-name="T1"> </text:span>mouth<text:span text:style-name="T1"> </text:span>hygiene.<text:span text:style-name="T1"> </text:span>She<text:span text:style-name="T1"> </text:span>looked<text:span text:style-name="T1"> </text:span>at<text:span text:style-name="T1"> </text:span>him<text:span text:style-name="T1"> </text:span>with<text:span text:style-name="T1"> </text:span>mixed<text:span text:style-name="T1"> </text:span>feelings<text:span text:style-name="T1"> </text:span>of<text:span text:style-name="T1"> </text:span>curiosity<text:span text:style-name="T1"> </text:span>and<text:span text:style-name="T1"> </text:span>frustration,<text:span text:style-name="T1"> </text:span>brandishing<text:span text:style-name="T1"> </text:span>her<text:span text:style-name="T1"> </text:span>knife<text:span text:style-name="T1"> </text:span>accusingly.</text:p>
      <text:p text:style-name="P1"><text:span text:style-name="T6">“</text:span><text:span text:style-name="T7">Barely</text:span><text:span text:style-name="T6"> </text:span><text:span text:style-name="T7">stepped</text:span><text:span text:style-name="T6"> </text:span><text:span text:style-name="T7">foot</text:span><text:span text:style-name="T6"> </text:span><text:span text:style-name="T7">on</text:span><text:span text:style-name="T6"> </text:span><text:span text:style-name="T7">this</text:span><text:span text:style-name="T6"> </text:span><text:span text:style-name="T7">land,</text:span><text:span text:style-name="T6"> </text:span><text:span text:style-name="T7">and</text:span><text:span text:style-name="T6"> </text:span><text:span text:style-name="T7">here</text:span><text:span text:style-name="T6">’</text:span><text:span text:style-name="T7">s</text:span><text:span text:style-name="T6"> </text:span><text:span text:style-name="T7">our</text:span><text:span text:style-name="T6"> </text:span><text:span text:style-name="T7">greeting.</text:span><text:span text:style-name="T6"> </text:span><text:span text:style-name="T7">Couldn</text:span><text:span text:style-name="T6">’</text:span><text:span text:style-name="T7">t</text:span><text:span text:style-name="T6"> </text:span><text:span text:style-name="T7">resist</text:span><text:span text:style-name="T6"> </text:span><text:span text:style-name="T7">our</text:span><text:span text:style-name="T6"> </text:span><text:span text:style-name="T7">riches,</text:span><text:span text:style-name="T6"> </text:span><text:span text:style-name="T7">little</text:span><text:span text:style-name="T6"> </text:span><text:span text:style-name="T7">man?</text:span><text:span text:style-name="T6">” </text:span><text:span text:style-name="T7">asked</text:span><text:span text:style-name="T6"> </text:span><text:span text:style-name="T7">Parcifal,</text:span><text:span text:style-name="T6"> </text:span><text:span text:style-name="T7">her</text:span><text:span text:style-name="T6"> </text:span><text:span text:style-name="T7">shiny</text:span><text:span text:style-name="T6"> </text:span><text:span text:style-name="T7">breastplate</text:span><text:span text:style-name="T6"> </text:span><text:span text:style-name="T7">protruding</text:span><text:span text:style-name="T6"> </text:span><text:span text:style-name="T7">from</text:span><text:span text:style-name="T6"> </text:span><text:span text:style-name="T7">the</text:span><text:span text:style-name="T6"> </text:span><text:span text:style-name="T7">rest</text:span><text:span text:style-name="T6"> </text:span><text:span text:style-name="T7">of</text:span><text:span text:style-name="T6"> </text:span><text:span text:style-name="T7">her</text:span><text:span text:style-name="T6"> </text:span><text:span text:style-name="T7">body</text:span><text:span text:style-name="T6"> </text:span><text:span text:style-name="T7">armor</text:span><text:span text:style-name="T6"> </text:span><text:span text:style-name="T7">straight</text:span><text:span text:style-name="T6"> </text:span><text:span text:style-name="T7">at</text:span><text:span text:style-name="T6"> </text:span><text:span text:style-name="T7">the</text:span><text:span text:style-name="T6"> </text:span><text:span text:style-name="T7">thief</text:span><text:span text:style-name="T6">’</text:span><text:span text:style-name="T7">s</text:span><text:span text:style-name="T6"> </text:span><text:span text:style-name="T7">face.</text:span></text:p>
      <text:p text:style-name="P1"><text:span text:style-name="T6">“</text:span><text:span text:style-name="T7">Be</text:span><text:span text:style-name="T6"> </text:span><text:span text:style-name="T7">fair,</text:span><text:span text:style-name="T6"> </text:span><text:span text:style-name="T7">my</text:span><text:span text:style-name="T6"> </text:span><text:span text:style-name="T7">fair</text:span><text:span text:style-name="T6"> </text:span><text:span text:style-name="T7">lady!</text:span><text:span text:style-name="T6"> </text:span><text:span text:style-name="T7">Wasn</text:span><text:span text:style-name="T6">’</text:span><text:span text:style-name="T7">t</text:span><text:span text:style-name="T6"> </text:span><text:span text:style-name="T7">ogling</text:span><text:span text:style-name="T6"> </text:span><text:span text:style-name="T7">your,</text:span><text:span text:style-name="T6"> </text:span><text:span text:style-name="T7">ehm,</text:span><text:span text:style-name="T6"> </text:span><text:span text:style-name="T7">lady</text:span><text:span text:style-name="T6"> </text:span><text:span text:style-name="T7">parts</text:span><text:span text:style-name="T6"> </text:span><text:span text:style-name="T7">or</text:span><text:span text:style-name="T6"> </text:span><text:span text:style-name="T7">anything,</text:span><text:span text:style-name="T6"> </text:span><text:span text:style-name="T7">your</text:span><text:span text:style-name="T6"> </text:span><text:span text:style-name="T7">gracefulness.</text:span><text:span text:style-name="T6"> </text:span><text:span text:style-name="T7">Not</text:span><text:span text:style-name="T6"> </text:span><text:span text:style-name="T7">that</text:span><text:span text:style-name="T6"> </text:span><text:span text:style-name="T7">they</text:span><text:span text:style-name="T6">’</text:span><text:span text:style-name="T7">re</text:span><text:span text:style-name="T6"> </text:span><text:span text:style-name="T7">not</text:span><text:span text:style-name="T6"> </text:span><text:span text:style-name="T7">worth</text:span><text:span text:style-name="T6"> </text:span><text:span text:style-name="T7">to,</text:span><text:span text:style-name="T6"> </text:span><text:span text:style-name="T7">well,</text:span><text:span text:style-name="T6"> </text:span><text:span text:style-name="T7">ogle,</text:span><text:span text:style-name="T6">” </text:span><text:span text:style-name="T7">he</text:span><text:span text:style-name="T6"> </text:span><text:span text:style-name="T7">said</text:span><text:span text:style-name="T6"> </text:span><text:span text:style-name="T7">with</text:span><text:span text:style-name="T6"> </text:span><text:span text:style-name="T7">an</text:span><text:span text:style-name="T6"> </text:span><text:span text:style-name="T7">awkward</text:span><text:span text:style-name="T6"> </text:span><text:span text:style-name="T7">smile</text:span><text:span text:style-name="T6"> </text:span><text:span text:style-name="T7">and</text:span><text:span text:style-name="T6"> </text:span><text:span text:style-name="T7">looked</text:span><text:span text:style-name="T6"> </text:span><text:span text:style-name="T7">up</text:span><text:span text:style-name="T6"> </text:span><text:span text:style-name="T7">to</text:span><text:span text:style-name="T6"> </text:span><text:span text:style-name="T7">Parcifal</text:span><text:span text:style-name="T6"> </text:span><text:span text:style-name="T7">like</text:span><text:span text:style-name="T6"> </text:span><text:span text:style-name="T7">a</text:span><text:span text:style-name="T6"> </text:span><text:span text:style-name="T7">man</text:span><text:span text:style-name="T6"> </text:span><text:span text:style-name="T7">seeking</text:span><text:span text:style-name="T6"> </text:span><text:span text:style-name="T7">redemption</text:span><text:span text:style-name="T6"> </text:span><text:span text:style-name="T7">in</text:span><text:span text:style-name="T6"> </text:span><text:span text:style-name="T7">prayer.</text:span></text:p>
      <text:p text:style-name="P2">Lernea<text:span text:style-name="T1"> </text:span>punched<text:span text:style-name="T1"> </text:span>him<text:span text:style-name="T1"> </text:span>in<text:span text:style-name="T1"> </text:span>the<text:span text:style-name="T1"> </text:span>gut<text:span text:style-name="T1"> </text:span>without<text:span text:style-name="T1"> </text:span>warning;<text:span text:style-name="T1"> </text:span>the<text:span text:style-name="T1"> </text:span>short<text:span text:style-name="T1"> </text:span>little<text:span text:style-name="T1"> </text:span>man<text:span text:style-name="T1"> </text:span>doubled<text:span text:style-name="T1"> </text:span>over,<text:span text:style-name="T1"> </text:span>his<text:span text:style-name="T1"> </text:span>face<text:span text:style-name="T1"> </text:span>flustered.<text:span text:style-name="T1"> </text:span>He<text:span text:style-name="T1"> </text:span>looked<text:span text:style-name="T1"> </text:span>momentously<text:span text:style-name="T1"> </text:span>surprised<text:span text:style-name="T1"> </text:span>and<text:span text:style-name="T1"> </text:span>awestruck,<text:span text:style-name="T1"> </text:span>rather<text:span text:style-name="T1"> </text:span>than<text:span text:style-name="T1"> </text:span>simply<text:span text:style-name="T1"> </text:span>hurt;<text:span text:style-name="T1"> </text:span>he<text:span text:style-name="T1"> </text:span>seemed<text:span text:style-name="T1"> </text:span>to<text:span text:style-name="T1"> </text:span>have<text:span text:style-name="T1"> </text:span>some<text:span text:style-name="T1"> </text:span>trouble<text:span text:style-name="T1"> </text:span>breathing.</text:p>
      <text:p text:style-name="P1"><text:span text:style-name="T6">“</text:span><text:span text:style-name="T7">She</text:span><text:span text:style-name="T6"> </text:span><text:span text:style-name="T7">was</text:span><text:span text:style-name="T6"> </text:span><text:span text:style-name="T7">talking</text:span><text:span text:style-name="T6"> </text:span><text:span text:style-name="T7">about</text:span><text:span text:style-name="T6"> </text:span><text:span text:style-name="T7">our</text:span><text:span text:style-name="T6"> </text:span><text:span text:style-name="T7">money,</text:span><text:span text:style-name="T6"> </text:span><text:span text:style-name="T7">our</text:span><text:span text:style-name="T6"> </text:span><text:span text:style-name="T7">armor,</text:span><text:span text:style-name="T6"> </text:span><text:span text:style-name="T7">our</text:span><text:span text:style-name="T6"> </text:span><text:span text:style-name="T7">valuables!</text:span><text:span text:style-name="T6"> </text:span><text:span text:style-name="T7">Really,</text:span><text:span text:style-name="T6"> </text:span><text:span text:style-name="T7">to</text:span><text:span text:style-name="T6"> </text:span><text:span text:style-name="T7">address</text:span><text:span text:style-name="T6"> </text:span><text:span text:style-name="T7">any</text:span><text:span text:style-name="T6"> </text:span><text:span text:style-name="T7">woman</text:span><text:span text:style-name="T6"> </text:span><text:span text:style-name="T7">in</text:span><text:span text:style-name="T6"> </text:span><text:span text:style-name="T7">such</text:span><text:span text:style-name="T6"> </text:span><text:span text:style-name="T7">a</text:span><text:span text:style-name="T6"> </text:span><text:span text:style-name="T7">fashion.</text:span><text:span text:style-name="T6">”</text:span></text:p>
      <text:p text:style-name="P2">Parcifal<text:span text:style-name="T1"> </text:span>turned<text:span text:style-name="T1"> </text:span>and<text:span text:style-name="T1"> </text:span>looked<text:span text:style-name="T1"> </text:span>at<text:span text:style-name="T1"> </text:span>her<text:span text:style-name="T1"> </text:span>sister<text:span text:style-name="T1"> </text:span>with<text:span text:style-name="T1"> </text:span>a<text:span text:style-name="T1"> </text:span>bewildered<text:span text:style-name="T1"> </text:span>expression,<text:span text:style-name="T1"> </text:span>squinting<text:span text:style-name="T1"> </text:span>her<text:span text:style-name="T1"> </text:span>eyes<text:span text:style-name="T1"> </text:span>slightly,<text:span text:style-name="T1"> </text:span>her<text:span text:style-name="T1"> </text:span>knife<text:span text:style-name="T1"> </text:span>still<text:span text:style-name="T1"> </text:span>aimed<text:span text:style-name="T1"> </text:span>at<text:span text:style-name="T1"> </text:span>the<text:span text:style-name="T1"> </text:span>thief<text:span text:style-name="T1">’</text:span>s<text:span text:style-name="T1"> </text:span>general<text:span text:style-name="T1"> </text:span>direction<text:span text:style-name="T1"> </text:span>who<text:span text:style-name="T1"> </text:span>was<text:span text:style-name="T1"> </text:span>trying<text:span text:style-name="T1"> </text:span>to<text:span text:style-name="T1"> </text:span>stand<text:span text:style-name="T1"> </text:span>up<text:span text:style-name="T1"> </text:span>again<text:span text:style-name="T1"> </text:span>to<text:span text:style-name="T1"> </text:span>his<text:span text:style-name="T1"> </text:span>full<text:span text:style-name="T1"> </text:span>four<text:span text:style-name="T1"> </text:span>feet<text:span text:style-name="T1"> </text:span>of<text:span text:style-name="T1"> </text:span>height.</text:p>
      <text:p text:style-name="P1"><text:span text:style-name="T6">“</text:span><text:span text:style-name="T7">It</text:span><text:span text:style-name="T6">’</text:span><text:span text:style-name="T7">s</text:span><text:span text:style-name="T6"> </text:span><text:span text:style-name="T7">all</text:span><text:span text:style-name="T6"> </text:span><text:span text:style-name="T7">about</text:span><text:span text:style-name="T6"> </text:span><text:span text:style-name="T7">being</text:span><text:span text:style-name="T6"> </text:span><text:span text:style-name="T7">a</text:span><text:span text:style-name="T6"> </text:span><text:span text:style-name="T7">queen</text:span><text:span text:style-name="T6"> </text:span><text:span text:style-name="T7">proper,</text:span><text:span text:style-name="T6"> </text:span><text:span text:style-name="T7">isn</text:span><text:span text:style-name="T6">’</text:span><text:span text:style-name="T7">t</text:span><text:span text:style-name="T6"> </text:span><text:span text:style-name="T7">it?</text:span><text:span text:style-name="T6"> </text:span><text:span text:style-name="T7">He</text:span><text:span text:style-name="T6"> </text:span><text:span text:style-name="T7">was</text:span><text:span text:style-name="T6"> </text:span><text:span text:style-name="T7">addressing</text:span><text:span text:style-name="T6"> </text:span><text:span text:style-name="T7">me,</text:span><text:span text:style-name="T6"> </text:span><text:span text:style-name="T7">not</text:span><text:span text:style-name="T6"> </text:span><text:span text:style-name="T7">you!</text:span><text:span text:style-name="T6">”</text:span></text:p>
      <text:p text:style-name="P2">Lernea<text:span text:style-name="T1"> </text:span>grinned<text:span text:style-name="T1"> </text:span>and<text:span text:style-name="T1"> </text:span>straightened<text:span text:style-name="T1"> </text:span>her<text:span text:style-name="T1"> </text:span>hair<text:span text:style-name="T1"> </text:span>before<text:span text:style-name="T1"> </text:span>she<text:span text:style-name="T1"> </text:span>mused<text:span text:style-name="T1"> </text:span>mostly<text:span text:style-name="T1"> </text:span><text:soft-page-break/>to<text:span text:style-name="T1"> </text:span>herself:</text:p>
      <text:p text:style-name="P1"><text:span text:style-name="T6">“</text:span><text:span text:style-name="T7">You</text:span><text:span text:style-name="T6"> </text:span><text:span text:style-name="T7">really</text:span><text:span text:style-name="T6"> </text:span><text:span text:style-name="T7">can</text:span><text:span text:style-name="T6">’</text:span><text:span text:style-name="T7">t</text:span><text:span text:style-name="T6"> </text:span><text:span text:style-name="T7">get</text:span><text:span text:style-name="T6"> </text:span><text:span text:style-name="T7">over</text:span><text:span text:style-name="T6"> </text:span><text:span text:style-name="T7">the</text:span><text:span text:style-name="T6"> </text:span><text:span text:style-name="T7">fact</text:span><text:span text:style-name="T6"> </text:span><text:span text:style-name="T7">I</text:span><text:span text:style-name="T6"> </text:span><text:span text:style-name="T7">am</text:span><text:span text:style-name="T6"> </text:span><text:span text:style-name="T7">the</text:span><text:span text:style-name="T6"> </text:span><text:span text:style-name="T7">firstborn,</text:span><text:span text:style-name="T6"> </text:span><text:span text:style-name="T7">rightful</text:span><text:span text:style-name="T6"> </text:span><text:span text:style-name="T7">heir</text:span><text:span text:style-name="T6"> </text:span><text:span text:style-name="T7">to</text:span><text:span text:style-name="T6"> </text:span><text:span text:style-name="T7">the</text:span><text:span text:style-name="T6"> </text:span><text:span text:style-name="T7">throne</text:span><text:span text:style-name="T6"> </text:span><text:span text:style-name="T7">and</text:span><text:span text:style-name="T6"> </text:span><text:span text:style-name="T7">all</text:span><text:span text:style-name="T6"> </text:span><text:span text:style-name="T7">that,</text:span><text:span text:style-name="T6"> </text:span><text:span text:style-name="T7">can</text:span><text:span text:style-name="T6"> </text:span><text:span text:style-name="T7">you?</text:span><text:span text:style-name="T6">”</text:span></text:p>
      <text:p text:style-name="P1"><text:span text:style-name="T6">“</text:span><text:span text:style-name="T7">The</text:span><text:span text:style-name="T6"> </text:span><text:span text:style-name="T7">fact</text:span><text:span text:style-name="T6"> </text:span><text:span text:style-name="T7">is,</text:span><text:span text:style-name="T6"> </text:span><text:span text:style-name="T7">you</text:span><text:span text:style-name="T6">’</text:span><text:span text:style-name="T7">re</text:span><text:span text:style-name="T6"> </text:span><text:span text:style-name="T7">a</text:span><text:span text:style-name="T6"> </text:span><text:span text:style-name="T7">spoiled</text:span><text:span text:style-name="T6"> </text:span><text:span text:style-name="T7">brat</text:span><text:span text:style-name="T6"> </text:span><text:span text:style-name="T7">if</text:span><text:span text:style-name="T6"> </text:span><text:span text:style-name="T7">I</text:span><text:span text:style-name="T6">’</text:span><text:span text:style-name="T7">ve</text:span><text:span text:style-name="T6"> </text:span><text:span text:style-name="T7">ever</text:span><text:span text:style-name="T6"> </text:span><text:span text:style-name="T7">se-</text:span><text:span text:style-name="T6">”</text:span></text:p>
      <text:p text:style-name="P2">Parcifal<text:span text:style-name="T1"> </text:span>left<text:span text:style-name="T1"> </text:span>her<text:span text:style-name="T1"> </text:span>sentence<text:span text:style-name="T1"> </text:span>incomplete<text:span text:style-name="T1"> </text:span>as<text:span text:style-name="T1"> </text:span>she<text:span text:style-name="T1"> </text:span>noticed<text:span text:style-name="T1"> </text:span>the<text:span text:style-name="T1"> </text:span>coinpurse,<text:span text:style-name="T1"> </text:span>as<text:span text:style-name="T1"> </text:span>well<text:span text:style-name="T1"> </text:span>as<text:span text:style-name="T1"> </text:span>the<text:span text:style-name="T1"> </text:span>thief,<text:span text:style-name="T1"> </text:span>had<text:span text:style-name="T1"> </text:span>simply<text:span text:style-name="T1"> </text:span>vanished<text:span text:style-name="T1"> </text:span>out<text:span text:style-name="T1"> </text:span>of<text:span text:style-name="T1"> </text:span>sight.<text:span text:style-name="T1"> </text:span>She<text:span text:style-name="T1"> </text:span>looked<text:span text:style-name="T1"> </text:span>at<text:span text:style-name="T1"> </text:span>the<text:span text:style-name="T1"> </text:span>milling<text:span text:style-name="T1"> </text:span>crowd<text:span text:style-name="T1"> </text:span>behind<text:span text:style-name="T1"> </text:span>them<text:span text:style-name="T1"> </text:span>reflexively.<text:span text:style-name="T1"> </text:span>In<text:span text:style-name="T1"> </text:span>the<text:span text:style-name="T1"> </text:span>scarce<text:span text:style-name="T1"> </text:span>light<text:span text:style-name="T1"> </text:span>of<text:span text:style-name="T1"> </text:span>the<text:span text:style-name="T1"> </text:span>setting<text:span text:style-name="T1"> </text:span>sun<text:span text:style-name="T1"> </text:span>she<text:span text:style-name="T1"> </text:span>spotted<text:span text:style-name="T1"> </text:span>the<text:span text:style-name="T1"> </text:span>rather<text:span text:style-name="T1"> </text:span>short<text:span text:style-name="T1"> </text:span>leather-clad<text:span text:style-name="T1"> </text:span>thief,<text:span text:style-name="T1"> </text:span>idly<text:span text:style-name="T1"> </text:span>walking<text:span text:style-name="T1"> </text:span>about<text:span text:style-name="T1"> </text:span>with<text:span text:style-name="T1"> </text:span>his<text:span text:style-name="T1"> </text:span>hands<text:span text:style-name="T1"> </text:span>in<text:span text:style-name="T1"> </text:span>his<text:span text:style-name="T1"> </text:span>pockets.</text:p>
      <text:p text:style-name="P2">She<text:span text:style-name="T1"> </text:span>ran<text:span text:style-name="T1"> </text:span>after<text:span text:style-name="T1"> </text:span>him<text:span text:style-name="T1"> </text:span>while<text:span text:style-name="T1"> </text:span>Lernea<text:span text:style-name="T1"> </text:span>hurriedly<text:span text:style-name="T1"> </text:span>put<text:span text:style-name="T1"> </text:span>on<text:span text:style-name="T1"> </text:span>her<text:span text:style-name="T1"> </text:span>boots<text:span text:style-name="T1"> </text:span>and<text:span text:style-name="T1"> </text:span>followed<text:span text:style-name="T1"> </text:span>close<text:span text:style-name="T1"> </text:span>behind.<text:span text:style-name="T1"> </text:span>With<text:span text:style-name="T1"> </text:span>little<text:span text:style-name="T1"> </text:span>effort<text:span text:style-name="T1"> </text:span>she<text:span text:style-name="T1"> </text:span>nudged<text:span text:style-name="T1"> </text:span>her<text:span text:style-name="T1"> </text:span>way<text:span text:style-name="T1"> </text:span>past<text:span text:style-name="T1"> </text:span>a<text:span text:style-name="T1"> </text:span>couple<text:span text:style-name="T1"> </text:span>of<text:span text:style-name="T1"> </text:span>bystanders<text:span text:style-name="T1"> </text:span>who<text:span text:style-name="T1"> </text:span>were<text:span text:style-name="T1"> </text:span>idly<text:span text:style-name="T1"> </text:span>having<text:span text:style-name="T1"> </text:span>a<text:span text:style-name="T1"> </text:span>smoke<text:span text:style-name="T1"> </text:span>and<text:span text:style-name="T1"> </text:span>grabbed<text:span text:style-name="T1"> </text:span>the<text:span text:style-name="T1"> </text:span>man<text:span text:style-name="T1"> </text:span>by<text:span text:style-name="T1"> </text:span>his<text:span text:style-name="T1"> </text:span>cloak.<text:span text:style-name="T1"> </text:span>She<text:span text:style-name="T1"> </text:span>lifted<text:span text:style-name="T1"> </text:span>him<text:span text:style-name="T1"> </text:span>up<text:span text:style-name="T1"> </text:span>like<text:span text:style-name="T1"> </text:span>a<text:span text:style-name="T1"> </text:span>runaway<text:span text:style-name="T1"> </text:span>child<text:span text:style-name="T1"> </text:span>and<text:span text:style-name="T1"> </text:span>handed<text:span text:style-name="T1"> </text:span>him<text:span text:style-name="T1"> </text:span>over<text:span text:style-name="T1"> </text:span>to<text:span text:style-name="T1"> </text:span>Lernea,<text:span text:style-name="T1"> </text:span>who<text:span text:style-name="T1"> </text:span>grabbed<text:span text:style-name="T1"> </text:span>him<text:span text:style-name="T1"> </text:span>with<text:span text:style-name="T1"> </text:span>both<text:span text:style-name="T1"> </text:span>hands<text:span text:style-name="T1"> </text:span>from<text:span text:style-name="T1"> </text:span>his<text:span text:style-name="T1"> </text:span>vest<text:span text:style-name="T1">’</text:span>s<text:span text:style-name="T1"> </text:span>collar.<text:span text:style-name="T1"> </text:span>The<text:span text:style-name="T1"> </text:span>sisters<text:span text:style-name="T1"> </text:span>sported<text:span text:style-name="T1"> </text:span>positively<text:span text:style-name="T1"> </text:span>miffed,<text:span text:style-name="T1"> </text:span>if<text:span text:style-name="T1"> </text:span>not<text:span text:style-name="T1"> </text:span>thunderous,<text:span text:style-name="T1"> </text:span>looks.<text:span text:style-name="T1"> </text:span>The<text:span text:style-name="T1"> </text:span>short<text:span text:style-name="T1"> </text:span>little<text:span text:style-name="T1"> </text:span>man<text:span text:style-name="T1"> </text:span>exploded<text:span text:style-name="T1"> </text:span>with<text:span text:style-name="T1"> </text:span>furious<text:span text:style-name="T1"> </text:span>indignation:</text:p>
      <text:p text:style-name="P1"><text:span text:style-name="T6">“</text:span><text:span text:style-name="T7">I</text:span><text:span text:style-name="T6"> </text:span><text:span text:style-name="T7">do</text:span><text:span text:style-name="T6"> </text:span><text:span text:style-name="T7">say!</text:span><text:span text:style-name="T6"> </text:span><text:span text:style-name="T7">What</text:span><text:span text:style-name="T6"> </text:span><text:span text:style-name="T7">manner</text:span><text:span text:style-name="T6"> </text:span><text:span text:style-name="T7">of</text:span><text:span text:style-name="T6"> </text:span><text:span text:style-name="T7">outrage</text:span><text:span text:style-name="T6"> </text:span><text:span text:style-name="T7">is</text:span><text:span text:style-name="T6"> </text:span><text:span text:style-name="T7">this</text:span><text:span text:style-name="T6"> </text:span><text:span text:style-name="T7">now?</text:span><text:span text:style-name="T6"> </text:span><text:span text:style-name="T7">Bellicose</text:span><text:span text:style-name="T6"> </text:span><text:span text:style-name="T7">women</text:span><text:span text:style-name="T6"> </text:span><text:span text:style-name="T7">running</text:span><text:span text:style-name="T6"> </text:span><text:span text:style-name="T7">rampant</text:span><text:span text:style-name="T6"> </text:span><text:span text:style-name="T7">in</text:span><text:span text:style-name="T6"> </text:span><text:span text:style-name="T7">the</text:span><text:span text:style-name="T6"> </text:span><text:span text:style-name="T7">streets?</text:span><text:span text:style-name="T6"> </text:span><text:span text:style-name="T7">Is</text:span><text:span text:style-name="T6"> </text:span><text:span text:style-name="T7">there</text:span><text:span text:style-name="T6"> </text:span><text:span text:style-name="T7">no</text:span><text:span text:style-name="T6"> </text:span><text:span text:style-name="T7">law,</text:span><text:span text:style-name="T6"> </text:span><text:span text:style-name="T7">no</text:span><text:span text:style-name="T6"> </text:span><text:span text:style-name="T7">order</text:span><text:span text:style-name="T6"> </text:span><text:span text:style-name="T7">in</text:span><text:span text:style-name="T6"> </text:span><text:span text:style-name="T7">this</text:span><text:span text:style-name="T6"> </text:span><text:span text:style-name="T7">cauldron</text:span><text:span text:style-name="T6"> </text:span><text:span text:style-name="T7">of</text:span><text:span text:style-name="T6"> </text:span><text:span text:style-name="T7">misery</text:span><text:span text:style-name="T6"> </text:span><text:span text:style-name="T7">and</text:span><text:span text:style-name="T6"> </text:span><text:span text:style-name="T7">debauchery?</text:span><text:span text:style-name="T6"> </text:span><text:span text:style-name="T7">Guards!</text:span><text:span text:style-name="T6"> </text:span><text:span text:style-name="T7">Guards!</text:span><text:span text:style-name="T6">”</text:span></text:p>
      <text:p text:style-name="P2">The<text:span text:style-name="T1"> </text:span>sisters<text:span text:style-name="T1"> </text:span>looked<text:span text:style-name="T1"> </text:span>at<text:span text:style-name="T1"> </text:span>the<text:span text:style-name="T1"> </text:span>man<text:span text:style-name="T1"> </text:span>intently<text:span text:style-name="T1"> </text:span>for<text:span text:style-name="T1"> </text:span>a<text:span text:style-name="T1"> </text:span>moment,<text:span text:style-name="T1"> </text:span>examining<text:span text:style-name="T1"> </text:span>him<text:span text:style-name="T1"> </text:span>like<text:span text:style-name="T1"> </text:span>some<text:span text:style-name="T1"> </text:span>sort<text:span text:style-name="T1"> </text:span>of<text:span text:style-name="T1"> </text:span>exotic<text:span text:style-name="T1"> </text:span>bug.</text:p>
      <text:p text:style-name="P1"><text:span text:style-name="T6">“</text:span><text:span text:style-name="T7">It</text:span><text:span text:style-name="T6">’</text:span><text:span text:style-name="T7">s</text:span><text:span text:style-name="T6"> </text:span><text:span text:style-name="T7">him,</text:span><text:span text:style-name="T6">” </text:span><text:span text:style-name="T7">said</text:span><text:span text:style-name="T6"> </text:span><text:span text:style-name="T7">Parcifal</text:span><text:span text:style-name="T6"> </text:span><text:span text:style-name="T7">and</text:span><text:span text:style-name="T6"> </text:span><text:span text:style-name="T7">Lernea</text:span><text:span text:style-name="T6"> </text:span><text:span text:style-name="T7">nodded</text:span><text:span text:style-name="T6"> </text:span><text:span text:style-name="T7">affirmatively</text:span><text:span text:style-name="T6"> </text:span><text:span text:style-name="T7">and</text:span><text:span text:style-name="T6"> </text:span><text:span text:style-name="T7">added,</text:span><text:span text:style-name="T6"> “</text:span><text:span text:style-name="T7">There</text:span><text:span text:style-name="T6">’</text:span><text:span text:style-name="T7">s</text:span><text:span text:style-name="T6"> </text:span><text:span text:style-name="T7">no</text:span><text:span text:style-name="T6"> </text:span><text:span text:style-name="T7">mistaking</text:span><text:span text:style-name="T6"> </text:span><text:span text:style-name="T7">that</text:span><text:span text:style-name="T6"> </text:span><text:span text:style-name="T7">breath.</text:span><text:span text:style-name="T6">”</text:span></text:p>
      <text:p text:style-name="P2">The<text:span text:style-name="T1"> </text:span>man<text:span text:style-name="T1"> </text:span>looked<text:span text:style-name="T1"> </text:span>at<text:span text:style-name="T1"> </text:span>each<text:span text:style-name="T1"> </text:span>of<text:span text:style-name="T1"> </text:span>them<text:span text:style-name="T1"> </text:span>with<text:span text:style-name="T1"> </text:span>a<text:span text:style-name="T1"> </text:span>deeply<text:span text:style-name="T1"> </text:span>hurt,<text:span text:style-name="T1"> </text:span>vastly<text:span text:style-name="T1"> </text:span>presumptuous<text:span text:style-name="T1"> </text:span>look<text:span text:style-name="T1"> </text:span>and<text:span text:style-name="T1"> </text:span>raised<text:span text:style-name="T1"> </text:span>a<text:span text:style-name="T1"> </text:span>hand<text:span text:style-name="T1"> </text:span>before<text:span text:style-name="T1"> </text:span>speaking.<text:span text:style-name="T1"> </text:span>His<text:span text:style-name="T1"> </text:span>eyes<text:span text:style-name="T1"> </text:span>remained<text:span text:style-name="T1"> </text:span>closed<text:span text:style-name="T1"> </text:span>haughtily<text:span text:style-name="T1"> </text:span>for<text:span text:style-name="T1"> </text:span>the<text:span text:style-name="T1"> </text:span>better<text:span text:style-name="T1"> </text:span>part<text:span text:style-name="T1"> </text:span>of<text:span text:style-name="T1"> </text:span>his<text:span text:style-name="T1"> </text:span>little<text:span text:style-name="T1"> </text:span>speech:</text:p>
      <text:p text:style-name="P1"><text:span text:style-name="T6">“</text:span><text:span text:style-name="T7">I</text:span><text:span text:style-name="T6"> </text:span><text:span text:style-name="T7">can</text:span><text:span text:style-name="T6"> </text:span><text:span text:style-name="T7">dispense</text:span><text:span text:style-name="T6"> </text:span><text:span text:style-name="T7">with</text:span><text:span text:style-name="T6"> </text:span><text:span text:style-name="T7">the</text:span><text:span text:style-name="T6"> </text:span><text:span text:style-name="T7">insult</text:span><text:span text:style-name="T6"> </text:span><text:span text:style-name="T7">to</text:span><text:span text:style-name="T6"> </text:span><text:span text:style-name="T7">my</text:span><text:span text:style-name="T6"> </text:span><text:span text:style-name="T7">dwarven</text:span><text:span text:style-name="T6"> </text:span><text:span text:style-name="T7">heritage</text:span><text:span text:style-name="T6"> </text:span><text:span text:style-name="T7">concerning</text:span><text:span text:style-name="T6"> </text:span><text:span text:style-name="T7">my</text:span><text:span text:style-name="T6"> </text:span><text:span text:style-name="T7">breath</text:span><text:span text:style-name="T6"> </text:span><text:span text:style-name="T7">since</text:span><text:span text:style-name="T6"> </text:span><text:span text:style-name="T7">as</text:span><text:span text:style-name="T6"> </text:span><text:span text:style-name="T7">a</text:span><text:span text:style-name="T6"> </text:span><text:span text:style-name="T7">gentleman,</text:span><text:span text:style-name="T6"> </text:span><text:span text:style-name="T7">I</text:span><text:span text:style-name="T6"> </text:span><text:span text:style-name="T7">am</text:span><text:span text:style-name="T6"> </text:span><text:span text:style-name="T7">aware</text:span><text:span text:style-name="T6"> </text:span><text:span text:style-name="T7">that</text:span><text:span text:style-name="T6"> </text:span><text:span text:style-name="T7">great</text:span><text:span text:style-name="T6"> </text:span><text:span text:style-name="T7">allowances</text:span><text:span text:style-name="T6"> </text:span><text:span text:style-name="T7">should</text:span><text:span text:style-name="T6"> </text:span><text:span text:style-name="T7">be</text:span><text:span text:style-name="T6"> </text:span><text:span text:style-name="T7">made</text:span><text:span text:style-name="T6"> </text:span><text:span text:style-name="T7">for</text:span><text:span text:style-name="T6"> </text:span><text:span text:style-name="T7">differences</text:span><text:span text:style-name="T6"> </text:span><text:span text:style-name="T7">of</text:span><text:span text:style-name="T6"> </text:span><text:span text:style-name="T7">custom</text:span><text:span text:style-name="T6"> </text:span><text:span text:style-name="T7">and</text:span><text:span text:style-name="T6"> </text:span><text:span text:style-name="T7">training.</text:span><text:span text:style-name="T6"> </text:span><text:span text:style-name="T7">I</text:span><text:span text:style-name="T6"> </text:span><text:span text:style-name="T7">can</text:span><text:span text:style-name="T6"> </text:span><text:span text:style-name="T7">understand</text:span><text:span text:style-name="T6"> </text:span><text:span text:style-name="T7">from</text:span><text:span text:style-name="T6"> </text:span><text:span text:style-name="T7">your</text:span><text:span text:style-name="T6"> </text:span><text:span text:style-name="T7">appearance</text:span><text:span text:style-name="T6"> </text:span><text:span text:style-name="T7">you</text:span><text:span text:style-name="T6"> </text:span><text:span text:style-name="T7">are</text:span><text:span text:style-name="T6"> </text:span><text:span text:style-name="T7">foreigners,</text:span><text:span text:style-name="T6"> </text:span><text:span text:style-name="T7">probably</text:span><text:span text:style-name="T6"> </text:span><text:span text:style-name="T7">fresh</text:span><text:span text:style-name="T6"> </text:span><text:span text:style-name="T7">off</text:span><text:span text:style-name="T6"> </text:span><text:span text:style-name="T7">the</text:span><text:span text:style-name="T6"> </text:span><text:span text:style-name="T7">boat,</text:span><text:span text:style-name="T6"> </text:span><text:span text:style-name="T7">clearly</text:span><text:span text:style-name="T6"> </text:span><text:span text:style-name="T7">confused</text:span><text:span text:style-name="T6"> </text:span><text:span text:style-name="T7">and</text:span><text:span text:style-name="T6"> </text:span><text:span text:style-name="T7">utterly</text:span><text:span text:style-name="T6"> </text:span><text:span text:style-name="T7">misguided</text:span><text:span text:style-name="T6"> </text:span><text:span text:style-name="T7">as</text:span><text:span text:style-name="T6"> </text:span><text:span text:style-name="T7">to</text:span><text:span text:style-name="T6"> </text:span><text:span text:style-name="T7">the</text:span><text:span text:style-name="T6"> </text:span><text:span text:style-name="T7">identity</text:span><text:span text:style-name="T6"> </text:span><text:span text:style-name="T7">of</text:span><text:span text:style-name="T6"> </text:span><text:span text:style-name="T7">my</text:span><text:span text:style-name="T6"> </text:span><text:span text:style-name="T7">person.</text:span><text:span text:style-name="T6"> </text:span><text:span text:style-name="T7">Although</text:span><text:span text:style-name="T6"> </text:span><text:span text:style-name="T7">you</text:span><text:span text:style-name="T6"> </text:span><text:span text:style-name="T7">are</text:span><text:span text:style-name="T6"> </text:span><text:span text:style-name="T7">clearly</text:span><text:span text:style-name="T6"> </text:span><text:span text:style-name="T7">lacking</text:span><text:span text:style-name="T6"> </text:span><text:span text:style-name="T7">in</text:span><text:span text:style-name="T6"> </text:span><text:span text:style-name="T7">proper</text:span><text:span text:style-name="T6"> </text:span><text:span text:style-name="T7">lady-like</text:span><text:span text:style-name="T6"> </text:span><text:span text:style-name="T7">training</text:span><text:span text:style-name="T6"> </text:span><text:span text:style-name="T7">and</text:span><text:span text:style-name="T6"> </text:span><text:span text:style-name="T7">manners,</text:span><text:span text:style-name="T6"> </text:span><text:span text:style-name="T7">such</text:span><text:span text:style-name="T6"> </text:span><text:span text:style-name="T7">is</text:span><text:span text:style-name="T6"> </text:span><text:span text:style-name="T7">my</text:span><text:span text:style-name="T6"> </text:span><text:span text:style-name="T7">gentleness</text:span><text:span text:style-name="T6"> </text:span><text:span text:style-name="T7">and</text:span><text:span text:style-name="T6"> </text:span><text:span text:style-name="T7">strength</text:span><text:span text:style-name="T6"> </text:span><text:span text:style-name="T7">of</text:span><text:span text:style-name="T6"> </text:span><text:span text:style-name="T7">character,</text:span><text:span text:style-name="T6"> </text:span><text:span text:style-name="T7">that</text:span><text:span text:style-name="T6"> </text:span><text:span text:style-name="T7">I</text:span><text:span text:style-name="T6"> </text:span><text:span text:style-name="T7">am</text:span><text:span text:style-name="T6"> </text:span><text:span text:style-name="T7">willing</text:span><text:span text:style-name="T6"> </text:span><text:span text:style-name="T7">to</text:span><text:span text:style-name="T6"> </text:span><text:span text:style-name="T7">forgo</text:span><text:span text:style-name="T6"> </text:span><text:span text:style-name="T7">any</text:span><text:span text:style-name="T6"> </text:span><text:span text:style-name="T7">and</text:span><text:span text:style-name="T6"> </text:span><text:span text:style-name="T7">all</text:span><text:span text:style-name="T6"> </text:span><text:span text:style-name="T7">legal</text:span><text:span text:style-name="T6"> </text:span><text:span text:style-name="T7">accusations</text:span><text:span text:style-name="T6"> </text:span><text:span text:style-name="T7">and</text:span><text:span text:style-name="T6"> </text:span><text:span text:style-name="T7">forthcoming</text:span><text:span text:style-name="T6"> </text:span><text:span text:style-name="T7">tribulations</text:span><text:span text:style-name="T6"> </text:span><text:span text:style-name="T7">against</text:span><text:span text:style-name="T6"> </text:span><text:span text:style-name="T7">your</text:span><text:span text:style-name="T6"> </text:span><text:span text:style-name="T7">persons,</text:span><text:span text:style-name="T6"> </text:span><text:span text:style-name="T7">should</text:span><text:span text:style-name="T6"> </text:span><text:span text:style-name="T7">you</text:span><text:span text:style-name="T6"> </text:span><text:span text:style-name="T7">deposit</text:span><text:span text:style-name="T6"> </text:span><text:span text:style-name="T7">me</text:span><text:span text:style-name="T6"> </text:span><text:span text:style-name="T7">safely</text:span><text:span text:style-name="T6"> </text:span><text:span text:style-name="T7">and</text:span><text:span text:style-name="T6"> </text:span><text:span text:style-name="T7">unharmed</text:span><text:span text:style-name="T6"> </text:span><text:span text:style-name="T7">on</text:span><text:span text:style-name="T6"> </text:span><text:span text:style-name="T7">the</text:span><text:span text:style-name="T6"> </text:span><text:span text:style-name="T7">ground</text:span><text:span text:style-name="T6"> </text:span><text:span text:style-name="T7">so</text:span><text:span text:style-name="T6"> </text:span><text:span text:style-name="T7">I</text:span><text:span text:style-name="T6"> </text:span><text:span text:style-name="T7">may</text:span><text:span text:style-name="T6"> </text:span><text:span text:style-name="T7">go</text:span><text:span text:style-name="T6"> </text:span><text:span text:style-name="T7">about</text:span><text:span text:style-name="T6"> </text:span><text:span text:style-name="T7">my</text:span><text:span text:style-name="T6"> </text:span><text:span text:style-name="T7">business.</text:span><text:span text:style-name="T6">”</text:span></text:p>
      <text:p text:style-name="P2">Parcifal<text:span text:style-name="T1"> </text:span>turned<text:span text:style-name="T1"> </text:span>her<text:span text:style-name="T1"> </text:span>head<text:span text:style-name="T1"> </text:span>and<text:span text:style-name="T1"> </text:span>looked<text:span text:style-name="T1"> </text:span>at<text:span text:style-name="T1"> </text:span>Lernea<text:span text:style-name="T1"> </text:span>with<text:span text:style-name="T1"> </text:span>a<text:span text:style-name="T1"> </text:span>raised<text:span text:style-name="T1"> </text:span>eyebrow.<text:span text:style-name="T1"> </text:span>Lernea<text:span text:style-name="T1"> </text:span>shot<text:span text:style-name="T1"> </text:span>back<text:span text:style-name="T1"> </text:span>her<text:span text:style-name="T1"> </text:span>sister<text:span text:style-name="T1"> </text:span>a<text:span text:style-name="T1"> </text:span>familiar<text:span text:style-name="T1"> </text:span>look<text:span text:style-name="T1"> </text:span>and<text:span text:style-name="T1"> </text:span>nodded,<text:span text:style-name="T1"> </text:span>before<text:span text:style-name="T1"> </text:span>upending<text:span text:style-name="T1"> </text:span>the<text:span text:style-name="T1"> </text:span>short<text:span text:style-name="T1"> </text:span>man<text:span text:style-name="T1"> </text:span>who<text:span text:style-name="T1"> </text:span>claimed<text:span text:style-name="T1"> </text:span>to<text:span text:style-name="T1"> </text:span>be<text:span text:style-name="T1"> </text:span>a<text:span text:style-name="T1"> </text:span>dwarf.<text:span text:style-name="T1"> </text:span>She<text:span text:style-name="T1"> </text:span>then<text:span text:style-name="T1"> </text:span>proceeded<text:span text:style-name="T1"> </text:span>to<text:span text:style-name="T1"> </text:span>hold<text:span text:style-name="T1"> </text:span>him<text:span text:style-name="T1"> </text:span>by<text:span text:style-name="T1"> </text:span>his<text:span text:style-name="T1"> </text:span>legs<text:span text:style-name="T1"> </text:span>and<text:span text:style-name="T1"> </text:span>shake<text:span text:style-name="T1"> </text:span>him<text:span text:style-name="T1"> </text:span>vigorously.<text:span text:style-name="T1"> </text:span>Other<text:span text:style-name="T1"> </text:span>than<text:span text:style-name="T1"> </text:span>a<text:span text:style-name="T1"> </text:span>couple<text:span text:style-name="T1"> </text:span>of<text:span text:style-name="T1"> </text:span>bored,<text:span text:style-name="T1"> </text:span>curious<text:span text:style-name="T1"> </text:span>looks,<text:span text:style-name="T1"> </text:span>no-one<text:span text:style-name="T1"> </text:span>seemed<text:span text:style-name="T1"> </text:span>particularly<text:span text:style-name="T1"> </text:span>inclined<text:span text:style-name="T1"> </text:span>to<text:span text:style-name="T1"> </text:span>question<text:span text:style-name="T1"> </text:span>what<text:span text:style-name="T1"> </text:span>has<text:span text:style-name="T1"> </text:span>happening.<text:span text:style-name="T1"> </text:span>In<text:span text:style-name="T1"> </text:span>Hobb<text:span text:style-name="T1">’</text:span>s<text:span text:style-name="T1"> </text:span>Bay,<text:span text:style-name="T1"> </text:span>anything<text:span text:style-name="T1"> </text:span>less<text:span text:style-name="T1"> </text:span>than<text:span text:style-name="T1"> </text:span>a<text:span text:style-name="T1"> </text:span>stabbing<text:span text:style-name="T1"> </text:span>wasn<text:span text:style-name="T1">’</text:span>t<text:span text:style-name="T1"> </text:span>a<text:span text:style-name="T1"> </text:span>matter<text:span text:style-name="T1"> </text:span>of<text:span text:style-name="T1"> </text:span>interest.</text:p>
      <text:p text:style-name="P2"><text:soft-page-break/>A<text:span text:style-name="T1"> </text:span>few<text:span text:style-name="T1"> </text:span>moments<text:span text:style-name="T1"> </text:span>later<text:span text:style-name="T1"> </text:span>a<text:span text:style-name="T1"> </text:span>rush<text:span text:style-name="T1"> </text:span>of<text:span text:style-name="T1"> </text:span>metallic<text:span text:style-name="T1"> </text:span>clangs<text:span text:style-name="T1"> </text:span>was<text:span text:style-name="T1"> </text:span>heard<text:span text:style-name="T1"> </text:span>as<text:span text:style-name="T1"> </text:span>various<text:span text:style-name="T1"> </text:span>items<text:span text:style-name="T1"> </text:span>fell<text:span text:style-name="T1"> </text:span>on<text:span text:style-name="T1"> </text:span>the<text:span text:style-name="T1"> </text:span>cobbled<text:span text:style-name="T1"> </text:span>street.</text:p>
      <text:p text:style-name="P1"><text:span text:style-name="T6">“</text:span><text:span text:style-name="T7">Aha!</text:span><text:span text:style-name="T6">” </text:span><text:span text:style-name="T7">said</text:span><text:span text:style-name="T6"> </text:span><text:span text:style-name="T7">Lernea</text:span><text:span text:style-name="T6"> </text:span><text:span text:style-name="T7">gleefully,</text:span><text:span text:style-name="T6"> </text:span><text:span text:style-name="T7">while</text:span><text:span text:style-name="T6"> </text:span><text:span text:style-name="T7">her</text:span><text:span text:style-name="T6"> </text:span><text:span text:style-name="T7">sister</text:span><text:span text:style-name="T6"> </text:span><text:span text:style-name="T7">shook</text:span><text:span text:style-name="T6"> </text:span><text:span text:style-name="T7">her</text:span><text:span text:style-name="T6"> </text:span><text:span text:style-name="T7">head</text:span><text:span text:style-name="T6"> </text:span><text:span text:style-name="T7">with</text:span><text:span text:style-name="T6"> </text:span><text:span text:style-name="T7">an</text:span><text:span text:style-name="T6"> </text:span><text:span text:style-name="T7">uncertain</text:span><text:span text:style-name="T6"> </text:span><text:span text:style-name="T7">look</text:span><text:span text:style-name="T6"> </text:span><text:span text:style-name="T7">on</text:span><text:span text:style-name="T6"> </text:span><text:span text:style-name="T7">her</text:span><text:span text:style-name="T6"> </text:span><text:span text:style-name="T7">face.</text:span><text:span text:style-name="T6"> </text:span><text:span text:style-name="T7">The</text:span><text:span text:style-name="T6"> </text:span><text:span text:style-name="T7">short</text:span><text:span text:style-name="T6"> </text:span><text:span text:style-name="T7">little</text:span><text:span text:style-name="T6"> </text:span><text:span text:style-name="T7">man</text:span><text:span text:style-name="T6"> </text:span><text:span text:style-name="T7">who</text:span><text:span text:style-name="T6"> </text:span><text:span text:style-name="T7">claimed</text:span><text:span text:style-name="T6"> </text:span><text:span text:style-name="T7">to</text:span><text:span text:style-name="T6"> </text:span><text:span text:style-name="T7">be</text:span><text:span text:style-name="T6"> </text:span><text:span text:style-name="T7">a</text:span><text:span text:style-name="T6"> </text:span><text:span text:style-name="T7">dwarf</text:span><text:span text:style-name="T6"> </text:span><text:span text:style-name="T7">and</text:span><text:span text:style-name="T6"> </text:span><text:span text:style-name="T7">a</text:span><text:span text:style-name="T6"> </text:span><text:span text:style-name="T7">gentleman</text:span><text:span text:style-name="T6"> </text:span><text:span text:style-name="T7">no</text:span><text:span text:style-name="T6"> </text:span><text:span text:style-name="T7">less</text:span><text:span text:style-name="T6"> </text:span><text:span text:style-name="T7">was</text:span><text:span text:style-name="T6"> </text:span><text:span text:style-name="T7">looking</text:span><text:span text:style-name="T6"> </text:span><text:span text:style-name="T7">at</text:span><text:span text:style-name="T6"> </text:span><text:span text:style-name="T7">the</text:span><text:span text:style-name="T6"> </text:span><text:span text:style-name="T7">two</text:span><text:span text:style-name="T6"> </text:span><text:span text:style-name="T7">ladies</text:span><text:span text:style-name="T6"> </text:span><text:span text:style-name="T7">sternly,</text:span><text:span text:style-name="T6"> </text:span><text:span text:style-name="T7">his</text:span><text:span text:style-name="T6"> </text:span><text:span text:style-name="T7">short</text:span><text:span text:style-name="T6"> </text:span><text:span text:style-name="T7">grey</text:span><text:span text:style-name="T6"> </text:span><text:span text:style-name="T7">ponytail</text:span><text:span text:style-name="T6"> </text:span><text:span text:style-name="T7">swinging</text:span><text:span text:style-name="T6"> </text:span><text:span text:style-name="T7">as</text:span><text:span text:style-name="T6"> </text:span><text:span text:style-name="T7">he</text:span><text:span text:style-name="T6"> </text:span><text:span text:style-name="T7">lay</text:span><text:span text:style-name="T6"> </text:span><text:span text:style-name="T7">hanging</text:span><text:span text:style-name="T6"> </text:span><text:span text:style-name="T7">upside</text:span><text:span text:style-name="T6"> </text:span><text:span text:style-name="T7">down,</text:span><text:span text:style-name="T6"> </text:span><text:span text:style-name="T7">his</text:span><text:span text:style-name="T6"> </text:span><text:span text:style-name="T7">hands</text:span><text:span text:style-name="T6"> </text:span><text:span text:style-name="T7">crossed</text:span><text:span text:style-name="T6"> </text:span><text:span text:style-name="T7">on</text:span><text:span text:style-name="T6"> </text:span><text:span text:style-name="T7">his</text:span><text:span text:style-name="T6"> </text:span><text:span text:style-name="T7">chest</text:span><text:span text:style-name="T6"> </text:span><text:span text:style-name="T7">like</text:span><text:span text:style-name="T6"> </text:span><text:span text:style-name="T7">some</text:span><text:span text:style-name="T6"> </text:span><text:span text:style-name="T7">sort</text:span><text:span text:style-name="T6"> </text:span><text:span text:style-name="T7">of</text:span><text:span text:style-name="T6"> </text:span><text:span text:style-name="T7">human-like</text:span><text:span text:style-name="T6"> </text:span><text:span text:style-name="T7">bat</text:span><text:span text:style-name="T6"> </text:span><text:span text:style-name="T7">having</text:span><text:span text:style-name="T6"> </text:span><text:span text:style-name="T7">a</text:span><text:span text:style-name="T6"> </text:span><text:span text:style-name="T7">difficult</text:span><text:span text:style-name="T6"> </text:span><text:span text:style-name="T7">time</text:span><text:span text:style-name="T6"> </text:span><text:span text:style-name="T7">sleeping.</text:span><text:span text:style-name="T6"> </text:span><text:span text:style-name="T7">His</text:span><text:span text:style-name="T6"> </text:span><text:span text:style-name="T7">cloak</text:span><text:span text:style-name="T6"> </text:span><text:span text:style-name="T7">brushed</text:span><text:span text:style-name="T6"> </text:span><text:span text:style-name="T7">against</text:span><text:span text:style-name="T6"> </text:span><text:span text:style-name="T7">the</text:span><text:span text:style-name="T6"> </text:span><text:span text:style-name="T7">items</text:span><text:span text:style-name="T6"> </text:span><text:span text:style-name="T7">that</text:span><text:span text:style-name="T6"> </text:span><text:span text:style-name="T7">had</text:span><text:span text:style-name="T6"> </text:span><text:span text:style-name="T7">fallen</text:span><text:span text:style-name="T6"> </text:span><text:span text:style-name="T7">from</text:span><text:span text:style-name="T6"> </text:span><text:span text:style-name="T7">his</text:span><text:span text:style-name="T6"> </text:span><text:span text:style-name="T7">person;</text:span><text:span text:style-name="T6"> </text:span><text:span text:style-name="T7">a</text:span><text:span text:style-name="T6"> </text:span><text:span text:style-name="T7">small</text:span><text:span text:style-name="T6"> </text:span><text:span text:style-name="T7">metallic</text:span><text:span text:style-name="T6"> </text:span><text:span text:style-name="T7">disc</text:span><text:span text:style-name="T6"> </text:span><text:span text:style-name="T7">with</text:span><text:span text:style-name="T6"> </text:span><text:span text:style-name="T7">a</text:span><text:span text:style-name="T6"> </text:span><text:span text:style-name="T7">chain,</text:span><text:span text:style-name="T6"> </text:span><text:span text:style-name="T7">a</text:span><text:span text:style-name="T6"> </text:span><text:span text:style-name="T7">gold,</text:span><text:span text:style-name="T6"> </text:span><text:span text:style-name="T7">flat</text:span><text:span text:style-name="T6"> </text:span><text:span text:style-name="T7">square</text:span><text:span text:style-name="T6"> </text:span><text:span text:style-name="T7">tin</text:span><text:span text:style-name="T6"> </text:span><text:span text:style-name="T7">like</text:span><text:span text:style-name="T6"> </text:span><text:span text:style-name="T7">a</text:span><text:span text:style-name="T6"> </text:span><text:span text:style-name="T7">cigar</text:span><text:span text:style-name="T6"> </text:span><text:span text:style-name="T7">holder,</text:span><text:span text:style-name="T6"> </text:span><text:span text:style-name="T7">and</text:span><text:span text:style-name="T6"> </text:span><text:span text:style-name="T7">a</text:span><text:span text:style-name="T6"> </text:span><text:span text:style-name="T7">small,</text:span><text:span text:style-name="T6"> </text:span><text:span text:style-name="T7">thin</text:span><text:span text:style-name="T6"> </text:span><text:span text:style-name="T7">stiletto.</text:span></text:p>
      <text:p text:style-name="P2">Parcifal<text:span text:style-name="T1"> </text:span>pouted<text:span text:style-name="T1"> </text:span>her<text:span text:style-name="T1"> </text:span>lips<text:span text:style-name="T1"> </text:span>and<text:span text:style-name="T1"> </text:span>made<text:span text:style-name="T1"> </text:span>a<text:span text:style-name="T1"> </text:span>rolling<text:span text:style-name="T1"> </text:span>motion<text:span text:style-name="T1"> </text:span>with<text:span text:style-name="T1"> </text:span>her<text:span text:style-name="T1"> </text:span>hands<text:span text:style-name="T1"> </text:span>to<text:span text:style-name="T1"> </text:span>Lernea,<text:span text:style-name="T1"> </text:span>which<text:span text:style-name="T1"> </text:span>went<text:span text:style-name="T1"> </text:span>largely<text:span text:style-name="T1"> </text:span>unnoticed.<text:span text:style-name="T1"> </text:span>Lernea<text:span text:style-name="T1"> </text:span>said<text:span text:style-name="T1"> </text:span>with<text:span text:style-name="T1"> </text:span>a<text:span text:style-name="T1"> </text:span>wide<text:span text:style-name="T1"> </text:span>grin:</text:p>
      <text:p text:style-name="P1"><text:span text:style-name="T6">“</text:span><text:span text:style-name="T7">What</text:span><text:span text:style-name="T6"> </text:span><text:span text:style-name="T7">say</text:span><text:span text:style-name="T6"> </text:span><text:span text:style-name="T7">you</text:span><text:span text:style-name="T6"> </text:span><text:span text:style-name="T7">now,</text:span><text:span text:style-name="T6"> </text:span><text:span text:style-name="T7">thief?</text:span><text:span text:style-name="T6">”</text:span></text:p>
      <text:p text:style-name="P2">She<text:span text:style-name="T1"> </text:span>made<text:span text:style-name="T1"> </text:span>sure<text:span text:style-name="T1"> </text:span>to<text:span text:style-name="T1"> </text:span>intone<text:span text:style-name="T1"> </text:span>the<text:span text:style-name="T1"> </text:span>word<text:span text:style-name="T1"> </text:span>thief<text:span text:style-name="T1"> </text:span>as<text:span text:style-name="T1"> </text:span>it<text:span text:style-name="T1"> </text:span>meant<text:span text:style-name="T1"> </text:span>someone<text:span text:style-name="T1"> </text:span>oozing<text:span text:style-name="T1"> </text:span>gritty,<text:span text:style-name="T1"> </text:span>unhealthy<text:span text:style-name="T1"> </text:span>amounts<text:span text:style-name="T1"> </text:span>of<text:span text:style-name="T1"> </text:span>slime<text:span text:style-name="T1"> </text:span>from<text:span text:style-name="T1"> </text:span>every<text:span text:style-name="T1"> </text:span>available<text:span text:style-name="T1"> </text:span>orifice.</text:p>
      <text:p text:style-name="P2">Parcifal<text:span text:style-name="T1"> </text:span>bulged<text:span text:style-name="T1"> </text:span>her<text:span text:style-name="T1"> </text:span>eyes<text:span text:style-name="T1"> </text:span>and<text:span text:style-name="T1"> </text:span>made<text:span text:style-name="T1"> </text:span>frantic<text:span text:style-name="T1"> </text:span>motions<text:span text:style-name="T1"> </text:span>to<text:span text:style-name="T1"> </text:span>Lernea<text:span text:style-name="T1"> </text:span>to<text:span text:style-name="T1"> </text:span>put<text:span text:style-name="T1"> </text:span>the<text:span text:style-name="T1"> </text:span>man<text:span text:style-name="T1"> </text:span>down,<text:span text:style-name="T1"> </text:span>pointing<text:span text:style-name="T1"> </text:span>to<text:span text:style-name="T1"> </text:span>the<text:span text:style-name="T1"> </text:span>unfamiliar<text:span text:style-name="T1"> </text:span>items<text:span text:style-name="T1"> </text:span>that<text:span text:style-name="T1"> </text:span>had<text:span text:style-name="T1"> </text:span>fallen<text:span text:style-name="T1"> </text:span>on<text:span text:style-name="T1"> </text:span>the<text:span text:style-name="T1"> </text:span>ground<text:span text:style-name="T1"> </text:span>instead<text:span text:style-name="T1"> </text:span>of<text:span text:style-name="T1"> </text:span>the<text:span text:style-name="T1"> </text:span>expected<text:span text:style-name="T1"> </text:span>loot,<text:span text:style-name="T1"> </text:span>their<text:span text:style-name="T1"> </text:span>property.<text:span text:style-name="T1"> </text:span>Lernea<text:span text:style-name="T1"> </text:span>finally<text:span text:style-name="T1"> </text:span>took<text:span text:style-name="T1"> </text:span>a<text:span text:style-name="T1"> </text:span>look<text:span text:style-name="T1"> </text:span>on<text:span text:style-name="T1"> </text:span>her<text:span text:style-name="T1"> </text:span>own<text:span text:style-name="T1"> </text:span>and<text:span text:style-name="T1"> </text:span>hesitantly<text:span text:style-name="T1"> </text:span>put<text:span text:style-name="T1"> </text:span>the<text:span text:style-name="T1"> </text:span>short<text:span text:style-name="T1"> </text:span>man<text:span text:style-name="T1"> </text:span>back<text:span text:style-name="T1"> </text:span>on<text:span text:style-name="T1"> </text:span>his<text:span text:style-name="T1"> </text:span>own<text:span text:style-name="T1"> </text:span>two<text:span text:style-name="T1"> </text:span>feet.<text:span text:style-name="T1"> </text:span>He<text:span text:style-name="T1"> </text:span>looked<text:span text:style-name="T1"> </text:span>at<text:span text:style-name="T1"> </text:span>them<text:span text:style-name="T1"> </text:span>with<text:span text:style-name="T1"> </text:span>a<text:span text:style-name="T1"> </text:span>most<text:span text:style-name="T1"> </text:span>severe<text:span text:style-name="T1"> </text:span>look<text:span text:style-name="T1"> </text:span>that<text:span text:style-name="T1"> </text:span>implied<text:span text:style-name="T1"> </text:span>he<text:span text:style-name="T1"> </text:span>could<text:span text:style-name="T1"> </text:span>not<text:span text:style-name="T1"> </text:span>find<text:span text:style-name="T1"> </text:span>the<text:span text:style-name="T1"> </text:span>words<text:span text:style-name="T1"> </text:span>to<text:span text:style-name="T1"> </text:span>begin<text:span text:style-name="T1"> </text:span>to<text:span text:style-name="T1"> </text:span>describe<text:span text:style-name="T1"> </text:span>his<text:span text:style-name="T1"> </text:span>feelings.</text:p>
      <text:p text:style-name="P2"><text:span text:style-name="T1">“</text:span>I<text:span text:style-name="T1"> </text:span>cannot<text:span text:style-name="T1"> </text:span>find<text:span text:style-name="T1"> </text:span>the<text:span text:style-name="T1"> </text:span>words<text:span text:style-name="T1"> </text:span>to<text:span text:style-name="T1"> </text:span>even<text:span text:style-name="T1"> </text:span>begin<text:span text:style-name="T1"> </text:span>to<text:span text:style-name="T1"> </text:span>describe<text:span text:style-name="T1"> </text:span>my<text:span text:style-name="T1"> </text:span>feelings,<text:span text:style-name="T1">” </text:span>he<text:span text:style-name="T1"> </text:span>said<text:span text:style-name="T1"> </text:span>with<text:span text:style-name="T1"> </text:span>a<text:span text:style-name="T1"> </text:span>face<text:span text:style-name="T1"> </text:span>torn<text:span text:style-name="T1"> </text:span>from<text:span text:style-name="T1"> </text:span>disgust<text:span text:style-name="T1"> </text:span>and<text:span text:style-name="T1"> </text:span>disdain.<text:span text:style-name="T1"> “</text:span>You<text:span text:style-name="T1"> </text:span>should<text:span text:style-name="T1"> </text:span>be<text:span text:style-name="T1"> </text:span>ashamed.<text:span text:style-name="T1"> </text:span>I<text:span text:style-name="T1"> </text:span>fear,<text:span text:style-name="T1"> </text:span>I<text:span text:style-name="T1"> </text:span>cannot<text:span text:style-name="T1"> </text:span>in<text:span text:style-name="T1"> </text:span>right<text:span text:style-name="T1"> </text:span>conscience<text:span text:style-name="T1"> </text:span>call<text:span text:style-name="T1"> </text:span>you<text:span text:style-name="T1"> </text:span>ladies,<text:span text:style-name="T1">” </text:span>he<text:span text:style-name="T1"> </text:span>said,<text:span text:style-name="T1"> </text:span>dusted<text:span text:style-name="T1"> </text:span>off<text:span text:style-name="T1"> </text:span>his<text:span text:style-name="T1"> </text:span>cloak,<text:span text:style-name="T1"> </text:span>straightened<text:span text:style-name="T1"> </text:span>his<text:span text:style-name="T1"> </text:span>vest<text:span text:style-name="T1"> </text:span>and<text:span text:style-name="T1"> </text:span>pants<text:span text:style-name="T1"> </text:span>and<text:span text:style-name="T1"> </text:span>walked<text:span text:style-name="T1"> </text:span>away<text:span text:style-name="T1"> </text:span>briskly<text:span text:style-name="T1"> </text:span>without<text:span text:style-name="T1"> </text:span>another<text:span text:style-name="T1"> </text:span>word.</text:p>
      <text:p text:style-name="P2">Parcifal<text:span text:style-name="T1"> </text:span>looked<text:span text:style-name="T1"> </text:span>at<text:span text:style-name="T1"> </text:span>him<text:span text:style-name="T1"> </text:span>in<text:span text:style-name="T1"> </text:span>mute<text:span text:style-name="T1"> </text:span>disbelief,<text:span text:style-name="T1"> </text:span>while<text:span text:style-name="T1"> </text:span>Lernea<text:span text:style-name="T1"> </text:span>picked<text:span text:style-name="T1"> </text:span>up<text:span text:style-name="T1"> </text:span>the<text:span text:style-name="T1"> </text:span>man<text:span text:style-name="T1">’</text:span>s<text:span text:style-name="T1"> </text:span>items<text:span text:style-name="T1"> </text:span>from<text:span text:style-name="T1"> </text:span>the<text:span text:style-name="T1"> </text:span>ground,<text:span text:style-name="T1"> </text:span>spending<text:span text:style-name="T1"> </text:span>a<text:span text:style-name="T1"> </text:span>mere<text:span text:style-name="T1"> </text:span>moment<text:span text:style-name="T1"> </text:span>to<text:span text:style-name="T1"> </text:span>examine<text:span text:style-name="T1"> </text:span>them.<text:span text:style-name="T1"> </text:span>His<text:span text:style-name="T1"> </text:span>small<text:span text:style-name="T1"> </text:span>figure<text:span text:style-name="T1"> </text:span>had<text:span text:style-name="T1"> </text:span>almost<text:span text:style-name="T1"> </text:span>disappeared<text:span text:style-name="T1"> </text:span>into<text:span text:style-name="T1"> </text:span>the<text:span text:style-name="T1"> </text:span>mass<text:span text:style-name="T1"> </text:span>of<text:span text:style-name="T1"> </text:span>people<text:span text:style-name="T1"> </text:span>crowding<text:span text:style-name="T1"> </text:span>the<text:span text:style-name="T1"> </text:span>busy<text:span text:style-name="T1"> </text:span>street<text:span text:style-name="T1"> </text:span>when<text:span text:style-name="T1"> </text:span>she<text:span text:style-name="T1"> </text:span>shouted<text:span text:style-name="T1"> </text:span>at<text:span text:style-name="T1"> </text:span>him:</text:p>
      <text:p text:style-name="P1"><text:span text:style-name="T6">“</text:span><text:span text:style-name="T7">Sir!</text:span><text:span text:style-name="T6"> </text:span><text:span text:style-name="T7">Terribly</text:span><text:span text:style-name="T6"> </text:span><text:span text:style-name="T7">sorry,</text:span><text:span text:style-name="T6"> </text:span><text:span text:style-name="T7">but</text:span><text:span text:style-name="T6"> </text:span><text:span text:style-name="T7">you</text:span><text:span text:style-name="T6"> </text:span><text:span text:style-name="T7">forgot</text:span><text:span text:style-name="T6"> </text:span><text:span text:style-name="T7">your</text:span><text:span text:style-name="T6"> </text:span><text:span text:style-name="T7">articles,</text:span><text:span text:style-name="T6"> </text:span><text:span text:style-name="T7">sir!</text:span><text:span text:style-name="T6">”</text:span></text:p>
      <text:p text:style-name="P2">Parcifal<text:span text:style-name="T1"> </text:span>looked<text:span text:style-name="T1"> </text:span>at<text:span text:style-name="T1"> </text:span>the<text:span text:style-name="T1"> </text:span>various<text:span text:style-name="T1"> </text:span>stuff<text:span text:style-name="T1"> </text:span>the<text:span text:style-name="T1"> </text:span>man<text:span text:style-name="T1"> </text:span>had<text:span text:style-name="T1"> </text:span>left<text:span text:style-name="T1"> </text:span>behind<text:span text:style-name="T1"> </text:span>and<text:span text:style-name="T1"> </text:span>had<text:span text:style-name="T1"> </text:span>a<text:span text:style-name="T1"> </text:span>moment<text:span text:style-name="T1"> </text:span>of<text:span text:style-name="T1"> </text:span>clarity;<text:span text:style-name="T1"> </text:span>she<text:span text:style-name="T1"> </text:span>sprang<text:span text:style-name="T1"> </text:span>into<text:span text:style-name="T1"> </text:span>action,<text:span text:style-name="T1"> </text:span>and<text:span text:style-name="T1"> </text:span>started<text:span text:style-name="T1"> </text:span>running<text:span text:style-name="T1"> </text:span>through<text:span text:style-name="T1"> </text:span>the<text:span text:style-name="T1"> </text:span>street<text:span text:style-name="T1"> </text:span>shouting<text:span text:style-name="T1"> </text:span>to<text:span text:style-name="T1"> </text:span>her<text:span text:style-name="T1"> </text:span>sister:</text:p>
      <text:p text:style-name="P2"><text:span text:style-name="T1">“</text:span>That<text:span text:style-name="T1">’</text:span>s<text:span text:style-name="T1"> </text:span>because<text:span text:style-name="T1"> </text:span>those<text:span text:style-name="T1"> </text:span>aren<text:span text:style-name="T1">’</text:span>t<text:span text:style-name="T1"> </text:span>his<text:span text:style-name="T1"> </text:span>either!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09:27:02.32</meta:creation-date>
    <meta:document-statistic meta:table-count="0" meta:image-count="0" meta:object-count="0" meta:page-count="5" meta:paragraph-count="70" meta:word-count="2124" meta:character-count="12082" meta:non-whitespace-character-count="10028"/>
    <dc:date>2012-11-21T09:31:01.91</dc:date>
    <meta:editing-duration>PT3M59S</meta:editing-duration>
    <meta:editing-cycles>1</meta:editing-cycles>
    <meta:generator>LibreOffice/3.4$Win32 LibreOffice_project/340m1$Build-402</meta:generator>
  </office:meta>
</office:document-meta>
</file>